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425in"/>
    </style:style>
    <style:style style:name="co2" style:family="table-column">
      <style:table-column-properties fo:break-before="auto" style:column-width="2.6791in"/>
    </style:style>
    <style:style style:name="co3" style:family="table-column">
      <style:table-column-properties fo:break-before="auto" style:column-width="2.1681in"/>
    </style:style>
    <style:style style:name="co4" style:family="table-column">
      <style:table-column-properties fo:break-before="auto" style:column-width="0.4917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622in"/>
    </style:style>
    <style:style style:name="co7" style:family="table-column">
      <style:table-column-properties fo:break-before="auto" style:column-width="0.5028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3.4193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1.4602in"/>
    </style:style>
    <style:style style:name="co12" style:family="table-column">
      <style:table-column-properties fo:break-before="auto" style:column-width="0.4701in"/>
    </style:style>
    <style:style style:name="co13" style:family="table-column">
      <style:table-column-properties fo:break-before="auto" style:column-width="0.1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RUBRO</text:p>
          </table:table-cell>
          <table:table-cell office:value-type="string">
            <text:p>SUBRUBRO</text:p>
          </table:table-cell>
          <table:table-cell office:value-type="string">
            <text:p>MARCA</text:p>
          </table:table-cell>
          <table:table-cell office:value-type="string">
            <text:p>Rubro</text:p>
          </table:table-cell>
          <table:table-cell office:value-type="string">
            <text:p>Subrubro</text:p>
          </table:table-cell>
          <table:table-cell/>
          <table:table-cell office:value-type="string">
            <text:p>Orden</text:p>
          </table:table-cell>
          <table:table-cell office:value-type="string">
            <text:p>Codigo</text:p>
          </table:table-cell>
          <table:table-cell office:value-type="string">
            <text:p>Nombre</text:p>
          </table:table-cell>
          <table:table-cell office:value-type="string">
            <text:p>Precio</text:p>
          </table:table-cell>
          <table:table-cell office:value-type="string">
            <text:p>Unidad por bulto fact.</text:p>
          </table:table-cell>
          <table:table-cell office:value-type="string">
            <text:p>Texto</text:p>
          </table:table-cell>
          <table:table-cell/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CEMENTO <text:s text:c="11"/>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219">
            <text:p>219</text:p>
          </table:table-cell>
          <table:table-cell office:value-type="string">
            <text:p>17.0219</text:p>
          </table:table-cell>
          <table:table-cell office:value-type="float" office:value="80">
            <text:p>80</text:p>
          </table:table-cell>
          <table:table-cell office:value-type="float" office:value="2990">
            <text:p>2990</text:p>
          </table:table-cell>
          <table:table-cell office:value-type="string">
            <text:p>CEMENTO <text:s text:c="42"/></text:p>
          </table:table-cell>
          <table:table-cell office:value-type="string">
            <text:p>55.5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CEMENTO FRACCIONADO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1427">
            <text:p>1427</text:p>
          </table:table-cell>
          <table:table-cell office:value-type="string">
            <text:p>17.1427</text:p>
          </table:table-cell>
          <table:table-cell office:value-type="float" office:value="10">
            <text:p>10</text:p>
          </table:table-cell>
          <table:table-cell office:value-type="float" office:value="7179">
            <text:p>7179</text:p>
          </table:table-cell>
          <table:table-cell office:value-type="string">
            <text:p>CEMENTO X <text:s/>5 KGS <text:s text:c="33"/></text:p>
          </table:table-cell>
          <table:table-cell table:style-name="ce1" office:value-type="string">
            <text:p>7.4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CEMENTO FRACCIONADO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1427">
            <text:p>1427</text:p>
          </table:table-cell>
          <table:table-cell office:value-type="string">
            <text:p>17.1427</text:p>
          </table:table-cell>
          <table:table-cell office:value-type="float" office:value="20">
            <text:p>20</text:p>
          </table:table-cell>
          <table:table-cell office:value-type="float" office:value="7180">
            <text:p>7180</text:p>
          </table:table-cell>
          <table:table-cell office:value-type="string">
            <text:p>CEMENTO X 10 KGS <text:s text:c="33"/></text:p>
          </table:table-cell>
          <table:table-cell office:value-type="string">
            <text:p>14.9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RETIRO EN FABRICA <text:s/>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414">
            <text:p>414</text:p>
          </table:table-cell>
          <table:table-cell office:value-type="string">
            <text:p>17.0414</text:p>
          </table:table-cell>
          <table:table-cell office:value-type="float" office:value="1">
            <text:p>1</text:p>
          </table:table-cell>
          <table:table-cell office:value-type="float" office:value="2506">
            <text:p>2506</text:p>
          </table:table-cell>
          <table:table-cell office:value-type="string">
            <text:p>CEMENTO-EN OLAVARRIA <text:s text:c="29"/></text:p>
          </table:table-cell>
          <table:table-cell office:value-type="string">
            <text:p>42.6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RETIRO EN FABRICA <text:s/>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414">
            <text:p>414</text:p>
          </table:table-cell>
          <table:table-cell office:value-type="string">
            <text:p>17.0414</text:p>
          </table:table-cell>
          <table:table-cell office:value-type="float" office:value="2">
            <text:p>2</text:p>
          </table:table-cell>
          <table:table-cell office:value-type="float" office:value="25314">
            <text:p>25314</text:p>
          </table:table-cell>
          <table:table-cell office:value-type="string">
            <text:p>CAL HIDRAT 30 KGS. 'EXTRA' EN OLAVARRIA <text:s text:c="10"/></text:p>
          </table:table-cell>
          <table:table-cell table:style-name="ce1" office:value-type="string">
            <text:p>18.0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RETIRO EN FABRICA <text:s/>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414">
            <text:p>414</text:p>
          </table:table-cell>
          <table:table-cell office:value-type="string">
            <text:p>17.0414</text:p>
          </table:table-cell>
          <table:table-cell office:value-type="float" office:value="5">
            <text:p>5</text:p>
          </table:table-cell>
          <table:table-cell office:value-type="float" office:value="23371">
            <text:p>23371</text:p>
          </table:table-cell>
          <table:table-cell office:value-type="string">
            <text:p>CAL HIDRAT EXTRA X 25 KGS EN OLAVARRIA <text:s text:c="11"/></text:p>
          </table:table-cell>
          <table:table-cell table:style-name="ce1" office:value-type="string">
            <text:p>15.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RETIRO EN FABRICA <text:s/>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414">
            <text:p>414</text:p>
          </table:table-cell>
          <table:table-cell office:value-type="string">
            <text:p>17.0414</text:p>
          </table:table-cell>
          <table:table-cell office:value-type="float" office:value="6">
            <text:p>6</text:p>
          </table:table-cell>
          <table:table-cell office:value-type="float" office:value="2508">
            <text:p>2508</text:p>
          </table:table-cell>
          <table:table-cell office:value-type="string">
            <text:p>HIDRALIT-EN OLAVARRIA <text:s text:c="28"/></text:p>
          </table:table-cell>
          <table:table-cell office:value-type="string">
            <text:p>24.2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CAL HIDRAT EXTRA <text:s text:c="2"/>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1804">
            <text:p>1804</text:p>
          </table:table-cell>
          <table:table-cell office:value-type="string">
            <text:p>17.1804</text:p>
          </table:table-cell>
          <table:table-cell office:value-type="float" office:value="1">
            <text:p>1</text:p>
          </table:table-cell>
          <table:table-cell office:value-type="float" office:value="23372">
            <text:p>23372</text:p>
          </table:table-cell>
          <table:table-cell office:value-type="string">
            <text:p>CAL HIDRAT 25 KGS 'EXTRA' <text:s text:c="24"/></text:p>
          </table:table-cell>
          <table:table-cell office:value-type="string">
            <text:p>19.6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CAL HIDRAT EXTRA <text:s text:c="2"/>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1804">
            <text:p>1804</text:p>
          </table:table-cell>
          <table:table-cell office:value-type="string">
            <text:p>17.1804</text:p>
          </table:table-cell>
          <table:table-cell office:value-type="float" office:value="3">
            <text:p>3</text:p>
          </table:table-cell>
          <table:table-cell office:value-type="float" office:value="25313">
            <text:p>25313</text:p>
          </table:table-cell>
          <table:table-cell office:value-type="string">
            <text:p>CAL HIDRAT 30 KGS. 'EXTRA' <text:s text:c="23"/></text:p>
          </table:table-cell>
          <table:table-cell office:value-type="string">
            <text:p>22.3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HIDRALIT <text:s text:c="10"/>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656">
            <text:p>656</text:p>
          </table:table-cell>
          <table:table-cell office:value-type="string">
            <text:p>17.0656</text:p>
          </table:table-cell>
          <table:table-cell office:value-type="float" office:value="10">
            <text:p>10</text:p>
          </table:table-cell>
          <table:table-cell office:value-type="float" office:value="2991">
            <text:p>2991</text:p>
          </table:table-cell>
          <table:table-cell office:value-type="string">
            <text:p>HIDRALIT (40 KGS) <text:s text:c="32"/></text:p>
          </table:table-cell>
          <table:table-cell office:value-type="string">
            <text:p>27.3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PEGAMENTO S.CODIMAT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905">
            <text:p>905</text:p>
          </table:table-cell>
          <table:table-cell office:value-type="string">
            <text:p>17.0905</text:p>
          </table:table-cell>
          <table:table-cell office:value-type="float" office:value="1">
            <text:p>1</text:p>
          </table:table-cell>
          <table:table-cell office:value-type="float" office:value="21587">
            <text:p>21587</text:p>
          </table:table-cell>
          <table:table-cell office:value-type="string">
            <text:p>PEGAMENTO IMPERMEABLE SHOPPING CODIMAT X <text:s/>5 KGS <text:s text:c="2"/></text:p>
          </table:table-cell>
          <table:table-cell table:style-name="ce1" office:value-type="string">
            <text:p>11.4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PEGAMENTO S.CODIMAT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905">
            <text:p>905</text:p>
          </table:table-cell>
          <table:table-cell office:value-type="string">
            <text:p>17.0905</text:p>
          </table:table-cell>
          <table:table-cell office:value-type="float" office:value="2">
            <text:p>2</text:p>
          </table:table-cell>
          <table:table-cell office:value-type="float" office:value="13499">
            <text:p>13499</text:p>
          </table:table-cell>
          <table:table-cell office:value-type="string">
            <text:p>PEGAMENTO IMPERMEABLE SHOPPING CODIMAT X 30 KGS <text:s text:c="2"/></text:p>
          </table:table-cell>
          <table:table-cell office:value-type="string">
            <text:p>53.7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PEGAMENTO PERFECTO 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2251">
            <text:p>2251</text:p>
          </table:table-cell>
          <table:table-cell office:value-type="string">
            <text:p>17.2251</text:p>
          </table:table-cell>
          <table:table-cell office:value-type="float" office:value="1">
            <text:p>1</text:p>
          </table:table-cell>
          <table:table-cell office:value-type="float" office:value="25777">
            <text:p>25777</text:p>
          </table:table-cell>
          <table:table-cell office:value-type="string">
            <text:p>PEGAMENTO PERFECTO PORCELLANATO X 30 KG <text:s text:c="10"/></text:p>
          </table:table-cell>
          <table:table-cell office:value-type="string">
            <text:p>125.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PEGAMENTO PERFECTO 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387">
            <text:p>387</text:p>
          </table:table-cell>
          <table:table-cell office:value-type="string">
            <text:p>17.0387</text:p>
          </table:table-cell>
          <table:table-cell office:value-type="float" office:value="10">
            <text:p>10</text:p>
          </table:table-cell>
          <table:table-cell office:value-type="float" office:value="847">
            <text:p>847</text:p>
          </table:table-cell>
          <table:table-cell office:value-type="string">
            <text:p>PERFECTO EXTRA X 30 KGS <text:s text:c="26"/></text:p>
          </table:table-cell>
          <table:table-cell office:value-type="string">
            <text:p>67.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VELLANEDA-TARIMA <text:s text:c="12"/></text:p>
          </table:table-cell>
          <table:table-cell office:value-type="string">
            <text:p>AVELLANEDA</text:p>
          </table:table-cell>
          <table:table-cell office:value-type="float" office:value="17">
            <text:p>17</text:p>
          </table:table-cell>
          <table:table-cell office:value-type="float" office:value="1466">
            <text:p>1466</text:p>
          </table:table-cell>
          <table:table-cell office:value-type="string">
            <text:p>17.1466</text:p>
          </table:table-cell>
          <table:table-cell office:value-type="float" office:value="10">
            <text:p>10</text:p>
          </table:table-cell>
          <table:table-cell office:value-type="float" office:value="4805">
            <text:p>4805</text:p>
          </table:table-cell>
          <table:table-cell office:value-type="string">
            <text:p>TARIMA BOLSAS <text:s text:c="36"/></text:p>
          </table:table-cell>
          <table:table-cell office:value-type="string">
            <text:p>135.2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BOLSON ARENA/C.RODA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1390">
            <text:p>1390</text:p>
          </table:table-cell>
          <table:table-cell office:value-type="float" office:value="17139">
            <text:p>17139</text:p>
          </table:table-cell>
          <table:table-cell office:value-type="float" office:value="1">
            <text:p>1</text:p>
          </table:table-cell>
          <table:table-cell office:value-type="float" office:value="25593">
            <text:p>25593</text:p>
          </table:table-cell>
          <table:table-cell office:value-type="string">
            <text:p>BOLSON BINDER <text:s text:c="36"/></text:p>
          </table:table-cell>
          <table:table-cell office:value-type="string">
            <text:p>630.2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BOLSON ARENA/C.RODA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1390">
            <text:p>1390</text:p>
          </table:table-cell>
          <table:table-cell office:value-type="float" office:value="17139">
            <text:p>17139</text:p>
          </table:table-cell>
          <table:table-cell office:value-type="float" office:value="2">
            <text:p>2</text:p>
          </table:table-cell>
          <table:table-cell office:value-type="float" office:value="1269">
            <text:p>1269</text:p>
          </table:table-cell>
          <table:table-cell office:value-type="string">
            <text:p>BOLSON CANTO RODADO <text:s text:c="30"/></text:p>
          </table:table-cell>
          <table:table-cell office:value-type="string">
            <text:p>548.8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BOLSON ARENA/C.RODA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1390">
            <text:p>1390</text:p>
          </table:table-cell>
          <table:table-cell office:value-type="float" office:value="17139">
            <text:p>17139</text:p>
          </table:table-cell>
          <table:table-cell office:value-type="float" office:value="3">
            <text:p>3</text:p>
          </table:table-cell>
          <table:table-cell office:value-type="float" office:value="20167">
            <text:p>20167</text:p>
          </table:table-cell>
          <table:table-cell office:value-type="string">
            <text:p>BOLSON CANTO RODADO X 1/2 M3 <text:s text:c="21"/></text:p>
          </table:table-cell>
          <table:table-cell office:value-type="string">
            <text:p>353.5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BOLSON ARENA/C.RODA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1390">
            <text:p>1390</text:p>
          </table:table-cell>
          <table:table-cell office:value-type="float" office:value="17139">
            <text:p>17139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BOLSON ARENA ESPECIAL <text:s text:c="28"/>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ARENA/C.ROD./ESCOMB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794">
            <text:p>794</text:p>
          </table:table-cell>
          <table:table-cell office:value-type="string">
            <text:p>17.0794</text:p>
          </table:table-cell>
          <table:table-cell office:value-type="float" office:value="15">
            <text:p>15</text:p>
          </table:table-cell>
          <table:table-cell office:value-type="float" office:value="11110">
            <text:p>11110</text:p>
          </table:table-cell>
          <table:table-cell office:value-type="string">
            <text:p>ARENA GRUESA <text:s text:c="2"/>(1 M3) <text:s text:c="28"/></text:p>
          </table:table-cell>
          <table:table-cell office:value-type="string">
            <text:p>234.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ARENA/C.ROD./ESCOMB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794">
            <text:p>794</text:p>
          </table:table-cell>
          <table:table-cell office:value-type="string">
            <text:p>17.0794</text:p>
          </table:table-cell>
          <table:table-cell office:value-type="float" office:value="25">
            <text:p>25</text:p>
          </table:table-cell>
          <table:table-cell office:value-type="float" office:value="11111">
            <text:p>11111</text:p>
          </table:table-cell>
          <table:table-cell office:value-type="string">
            <text:p>ARENA ESPECIAL (1 Y 2 M3) <text:s text:c="24"/></text:p>
          </table:table-cell>
          <table:table-cell office:value-type="string">
            <text:p>171.8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ARENA/C.ROD./ESCOMB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794">
            <text:p>794</text:p>
          </table:table-cell>
          <table:table-cell office:value-type="string">
            <text:p>17.0794</text:p>
          </table:table-cell>
          <table:table-cell office:value-type="float" office:value="30">
            <text:p>30</text:p>
          </table:table-cell>
          <table:table-cell office:value-type="float" office:value="2992">
            <text:p>2992</text:p>
          </table:table-cell>
          <table:table-cell office:value-type="string">
            <text:p>ARENA ESPECIAL (MIN 3 M3) <text:s text:c="24"/></text:p>
          </table:table-cell>
          <table:table-cell office:value-type="string">
            <text:p>151.51</text:p>
          </table:table-cell>
          <table:table-cell office:value-type="float" office:value="1">
            <text:p>1</text:p>
          </table:table-cell>
          <table:table-cell office:value-type="string">
            <text:p>MT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ARENA/C.ROD./ESCOMB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794">
            <text:p>794</text:p>
          </table:table-cell>
          <table:table-cell office:value-type="string">
            <text:p>17.0794</text:p>
          </table:table-cell>
          <table:table-cell office:value-type="float" office:value="40">
            <text:p>40</text:p>
          </table:table-cell>
          <table:table-cell office:value-type="float" office:value="535">
            <text:p>535</text:p>
          </table:table-cell>
          <table:table-cell office:value-type="string">
            <text:p>BOLSA ARENA X 20 KGS <text:s text:c="29"/></text:p>
          </table:table-cell>
          <table:table-cell table:style-name="ce1" office:value-type="string">
            <text:p>6.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ARENA/C.ROD./ESCOMB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794">
            <text:p>794</text:p>
          </table:table-cell>
          <table:table-cell office:value-type="string">
            <text:p>17.0794</text:p>
          </table:table-cell>
          <table:table-cell office:value-type="float" office:value="45">
            <text:p>45</text:p>
          </table:table-cell>
          <table:table-cell office:value-type="float" office:value="14301">
            <text:p>14301</text:p>
          </table:table-cell>
          <table:table-cell office:value-type="string">
            <text:p>BOLSON ARENA X 1/2 M3 <text:s text:c="28"/></text:p>
          </table:table-cell>
          <table:table-cell office:value-type="string">
            <text:p>180.53</text:p>
          </table:table-cell>
          <table:table-cell office:value-type="float" office:value="1">
            <text:p>1</text:p>
          </table:table-cell>
          <table:table-cell office:value-type="string">
            <text:p>MT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ARENA/C.ROD./ESCOMB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794">
            <text:p>794</text:p>
          </table:table-cell>
          <table:table-cell office:value-type="string">
            <text:p>17.0794</text:p>
          </table:table-cell>
          <table:table-cell office:value-type="float" office:value="70">
            <text:p>70</text:p>
          </table:table-cell>
          <table:table-cell office:value-type="float" office:value="2989">
            <text:p>2989</text:p>
          </table:table-cell>
          <table:table-cell office:value-type="string">
            <text:p>CANTO RODADO <text:s text:c="2"/>(MIN 1 M3) <text:s text:c="24"/></text:p>
          </table:table-cell>
          <table:table-cell office:value-type="string">
            <text:p>312.4</text:p>
          </table:table-cell>
          <table:table-cell office:value-type="float" office:value="1">
            <text:p>1</text:p>
          </table:table-cell>
          <table:table-cell office:value-type="string">
            <text:p>MT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ARENA/C.ROD./ESCOMB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794">
            <text:p>794</text:p>
          </table:table-cell>
          <table:table-cell office:value-type="string">
            <text:p>17.0794</text:p>
          </table:table-cell>
          <table:table-cell office:value-type="float" office:value="80">
            <text:p>80</text:p>
          </table:table-cell>
          <table:table-cell office:value-type="float" office:value="13932">
            <text:p>13932</text:p>
          </table:table-cell>
          <table:table-cell office:value-type="string">
            <text:p>CANTO RODADO <text:s text:c="2"/>(MIN 3 M3) <text:s text:c="24"/></text:p>
          </table:table-cell>
          <table:table-cell office:value-type="string">
            <text:p>312.4</text:p>
          </table:table-cell>
          <table:table-cell office:value-type="float" office:value="1">
            <text:p>1</text:p>
          </table:table-cell>
          <table:table-cell office:value-type="string">
            <text:p>MT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GAMINI-ARENA/C.ROD./ESCOMB <text:s text:c="2"/></text:p>
          </table:table-cell>
          <table:table-cell office:value-type="string">
            <text:p>SGAMINI</text:p>
          </table:table-cell>
          <table:table-cell office:value-type="float" office:value="17">
            <text:p>17</text:p>
          </table:table-cell>
          <table:table-cell office:value-type="float" office:value="794">
            <text:p>794</text:p>
          </table:table-cell>
          <table:table-cell office:value-type="string">
            <text:p>17.0794</text:p>
          </table:table-cell>
          <table:table-cell office:value-type="float" office:value="120">
            <text:p>120</text:p>
          </table:table-cell>
          <table:table-cell office:value-type="float" office:value="536">
            <text:p>536</text:p>
          </table:table-cell>
          <table:table-cell office:value-type="string">
            <text:p>BOLSA CANTO RODADO X 20 KGS <text:s text:c="22"/></text:p>
          </table:table-cell>
          <table:table-cell table:style-name="ce1" office:value-type="string">
            <text:p>10.3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PIRO Y RUIZ-PIEDRA PARTIDA <text:s text:c="3"/></text:p>
          </table:table-cell>
          <table:table-cell office:value-type="string">
            <text:p>PIRO Y RUIZ</text:p>
          </table:table-cell>
          <table:table-cell office:value-type="float" office:value="17">
            <text:p>17</text:p>
          </table:table-cell>
          <table:table-cell office:value-type="float" office:value="2199">
            <text:p>2199</text:p>
          </table:table-cell>
          <table:table-cell office:value-type="string">
            <text:p>17.2199</text:p>
          </table:table-cell>
          <table:table-cell office:value-type="float" office:value="1">
            <text:p>1</text:p>
          </table:table-cell>
          <table:table-cell office:value-type="float" office:value="24989">
            <text:p>24989</text:p>
          </table:table-cell>
          <table:table-cell office:value-type="string">
            <text:p>BOLSON PIEDRA PARTIDA 1/3 P/HORMIGON GRUESO <text:s text:c="6"/></text:p>
          </table:table-cell>
          <table:table-cell office:value-type="string">
            <text:p>406.4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PIRO Y RUIZ-PIEDRA PARTIDA <text:s text:c="3"/></text:p>
          </table:table-cell>
          <table:table-cell office:value-type="string">
            <text:p>PIRO Y RUIZ</text:p>
          </table:table-cell>
          <table:table-cell office:value-type="float" office:value="17">
            <text:p>17</text:p>
          </table:table-cell>
          <table:table-cell office:value-type="float" office:value="2199">
            <text:p>2199</text:p>
          </table:table-cell>
          <table:table-cell office:value-type="string">
            <text:p>17.2199</text:p>
          </table:table-cell>
          <table:table-cell office:value-type="float" office:value="2">
            <text:p>2</text:p>
          </table:table-cell>
          <table:table-cell office:value-type="float" office:value="24988">
            <text:p>24988</text:p>
          </table:table-cell>
          <table:table-cell office:value-type="string">
            <text:p>BOLSON PIEDRA PARTIDA 6/20 P/HORMIGON FINO <text:s text:c="7"/></text:p>
          </table:table-cell>
          <table:table-cell office:value-type="string">
            <text:p>432.8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PIRO Y RUIZ-PIEDRA PARTIDA <text:s text:c="3"/></text:p>
          </table:table-cell>
          <table:table-cell office:value-type="string">
            <text:p>PIRO Y RUIZ</text:p>
          </table:table-cell>
          <table:table-cell office:value-type="float" office:value="17">
            <text:p>17</text:p>
          </table:table-cell>
          <table:table-cell office:value-type="float" office:value="2199">
            <text:p>2199</text:p>
          </table:table-cell>
          <table:table-cell office:value-type="string">
            <text:p>17.2199</text:p>
          </table:table-cell>
          <table:table-cell office:value-type="float" office:value="3">
            <text:p>3</text:p>
          </table:table-cell>
          <table:table-cell office:value-type="float" office:value="26781">
            <text:p>26781</text:p>
          </table:table-cell>
          <table:table-cell office:value-type="string">
            <text:p>BOLSON PIEDRA PARTIDA 3/9 BINDER FINO <text:s text:c="12"/></text:p>
          </table:table-cell>
          <table:table-cell office:value-type="string">
            <text:p>466.8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PIRO Y RUIZ-PIEDRA PARTIDA <text:s text:c="3"/></text:p>
          </table:table-cell>
          <table:table-cell office:value-type="string">
            <text:p>PIRO Y RUIZ</text:p>
          </table:table-cell>
          <table:table-cell office:value-type="float" office:value="17">
            <text:p>17</text:p>
          </table:table-cell>
          <table:table-cell office:value-type="float" office:value="2199">
            <text:p>2199</text:p>
          </table:table-cell>
          <table:table-cell office:value-type="string">
            <text:p>17.2199</text:p>
          </table:table-cell>
          <table:table-cell office:value-type="float" office:value="4">
            <text:p>4</text:p>
          </table:table-cell>
          <table:table-cell office:value-type="float" office:value="26780">
            <text:p>26780</text:p>
          </table:table-cell>
          <table:table-cell office:value-type="string">
            <text:p>BOLSON PIEDRA PARTIDA 6/12 BINDER GRUESO <text:s text:c="9"/></text:p>
          </table:table-cell>
          <table:table-cell office:value-type="string">
            <text:p>461.1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AGROMARC <text:s/>-BOLSON ARENA <text:s text:c="6"/></text:p>
          </table:table-cell>
          <table:table-cell office:value-type="string">
            <text:p>AGROMARC</text:p>
          </table:table-cell>
          <table:table-cell office:value-type="float" office:value="17">
            <text:p>17</text:p>
          </table:table-cell>
          <table:table-cell office:value-type="float" office:value="1718">
            <text:p>1718</text:p>
          </table:table-cell>
          <table:table-cell office:value-type="string">
            <text:p>17.1718</text:p>
          </table:table-cell>
          <table:table-cell office:value-type="float" office:value="1">
            <text:p>1</text:p>
          </table:table-cell>
          <table:table-cell office:value-type="float" office:value="21400">
            <text:p>21400</text:p>
          </table:table-cell>
          <table:table-cell office:value-type="string">
            <text:p>DEVOLUCION BOLSON VACIO DE ARENA/PIEDRA <text:s text:c="10"/></text:p>
          </table:table-cell>
          <table:table-cell office:value-type="string">
            <text:p>15.2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CEFAS <text:s text:c="4"/>-CAL MILAGRO <text:s text:c="7"/></text:p>
          </table:table-cell>
          <table:table-cell office:value-type="string">
            <text:p>CEFAS</text:p>
          </table:table-cell>
          <table:table-cell office:value-type="float" office:value="17">
            <text:p>17</text:p>
          </table:table-cell>
          <table:table-cell office:value-type="float" office:value="732">
            <text:p>732</text:p>
          </table:table-cell>
          <table:table-cell office:value-type="string">
            <text:p>17.0732</text:p>
          </table:table-cell>
          <table:table-cell office:value-type="float" office:value="10">
            <text:p>10</text:p>
          </table:table-cell>
          <table:table-cell office:value-type="float" office:value="10876">
            <text:p>10876</text:p>
          </table:table-cell>
          <table:table-cell office:value-type="string">
            <text:p>CAL MILAGRO X 25 KGS <text:s text:c="29"/></text:p>
          </table:table-cell>
          <table:table-cell office:value-type="string">
            <text:p>49.5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CEFAS <text:s text:c="4"/>-CALHIDRATADA <text:s text:c="6"/></text:p>
          </table:table-cell>
          <table:table-cell office:value-type="string">
            <text:p>CEFAS</text:p>
          </table:table-cell>
          <table:table-cell office:value-type="float" office:value="17">
            <text:p>17</text:p>
          </table:table-cell>
          <table:table-cell office:value-type="float" office:value="1924">
            <text:p>1924</text:p>
          </table:table-cell>
          <table:table-cell office:value-type="string">
            <text:p>17.1924</text:p>
          </table:table-cell>
          <table:table-cell office:value-type="float" office:value="1">
            <text:p>1</text:p>
          </table:table-cell>
          <table:table-cell office:value-type="float" office:value="23138">
            <text:p>23138</text:p>
          </table:table-cell>
          <table:table-cell office:value-type="string">
            <text:p>CAL HIDRAULICA FEITIS X 25 KG <text:s text:c="20"/></text:p>
          </table:table-cell>
          <table:table-cell table:style-name="ce1" office:value-type="string">
            <text:p>18.0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MEGAFLEX - PLASTIF. CONCENTRAD</text:p>
          </table:table-cell>
          <table:table-cell office:value-type="string">
            <text:p>MEGAFLEX</text:p>
          </table:table-cell>
          <table:table-cell office:value-type="float" office:value="17">
            <text:p>17</text:p>
          </table:table-cell>
          <table:table-cell office:value-type="float" office:value="1987">
            <text:p>1987</text:p>
          </table:table-cell>
          <table:table-cell office:value-type="string">
            <text:p>17.1987</text:p>
          </table:table-cell>
          <table:table-cell office:value-type="float" office:value="2">
            <text:p>2</text:p>
          </table:table-cell>
          <table:table-cell office:value-type="float" office:value="23725">
            <text:p>23725</text:p>
          </table:table-cell>
          <table:table-cell office:value-type="string">
            <text:p>STOPKAL X <text:s text:c="2"/>1 LT <text:s text:c="33"/></text:p>
          </table:table-cell>
          <table:table-cell office:value-type="string">
            <text:p>556.5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GH <text:s text:c="6"/>-CAL SUPER <text:s text:c="9"/></text:p>
          </table:table-cell>
          <table:table-cell office:value-type="string">
            <text:p>FGH</text:p>
          </table:table-cell>
          <table:table-cell office:value-type="float" office:value="17">
            <text:p>17</text:p>
          </table:table-cell>
          <table:table-cell office:value-type="float" office:value="526">
            <text:p>526</text:p>
          </table:table-cell>
          <table:table-cell office:value-type="string">
            <text:p>17.0526</text:p>
          </table:table-cell>
          <table:table-cell office:value-type="float" office:value="2">
            <text:p>2</text:p>
          </table:table-cell>
          <table:table-cell office:value-type="float" office:value="23152">
            <text:p>23152</text:p>
          </table:table-cell>
          <table:table-cell office:value-type="string">
            <text:p>CAL VIVA MOLIDA FGH ETIQUETA VERDE X 25 KG <text:s text:c="7"/></text:p>
          </table:table-cell>
          <table:table-cell office:value-type="string">
            <text:p>55.0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GH <text:s text:c="6"/>-CAL SUPER <text:s text:c="9"/></text:p>
          </table:table-cell>
          <table:table-cell office:value-type="string">
            <text:p>FGH</text:p>
          </table:table-cell>
          <table:table-cell office:value-type="float" office:value="17">
            <text:p>17</text:p>
          </table:table-cell>
          <table:table-cell office:value-type="float" office:value="526">
            <text:p>526</text:p>
          </table:table-cell>
          <table:table-cell office:value-type="string">
            <text:p>17.0526</text:p>
          </table:table-cell>
          <table:table-cell office:value-type="float" office:value="4">
            <text:p>4</text:p>
          </table:table-cell>
          <table:table-cell office:value-type="float" office:value="23151">
            <text:p>23151</text:p>
          </table:table-cell>
          <table:table-cell office:value-type="string">
            <text:p>CAL VIVA TRITURADA X 25 KG - LA BUENA ESPERANZA <text:s text:c="2"/></text:p>
          </table:table-cell>
          <table:table-cell office:value-type="string">
            <text:p>46.4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CORRAL <text:s text:c="3"/>-YESO <text:s text:c="14"/></text:p>
          </table:table-cell>
          <table:table-cell office:value-type="string">
            <text:p>CORRAL</text:p>
          </table:table-cell>
          <table:table-cell office:value-type="float" office:value="17">
            <text:p>17</text:p>
          </table:table-cell>
          <table:table-cell office:value-type="float" office:value="362">
            <text:p>362</text:p>
          </table:table-cell>
          <table:table-cell office:value-type="string">
            <text:p>17.0362</text:p>
          </table:table-cell>
          <table:table-cell office:value-type="float" office:value="10">
            <text:p>10</text:p>
          </table:table-cell>
          <table:table-cell office:value-type="float" office:value="2983">
            <text:p>2983</text:p>
          </table:table-cell>
          <table:table-cell office:value-type="string">
            <text:p>YESO CORRAL X 40 KGS <text:s text:c="29"/></text:p>
          </table:table-cell>
          <table:table-cell office:value-type="string">
            <text:p>57.4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YEMACO <text:s text:c="3"/>-YESO <text:s text:c="14"/></text:p>
          </table:table-cell>
          <table:table-cell office:value-type="string">
            <text:p>YEMACO</text:p>
          </table:table-cell>
          <table:table-cell office:value-type="float" office:value="17">
            <text:p>17</text:p>
          </table:table-cell>
          <table:table-cell office:value-type="float" office:value="361">
            <text:p>361</text:p>
          </table:table-cell>
          <table:table-cell office:value-type="string">
            <text:p>17.0361</text:p>
          </table:table-cell>
          <table:table-cell office:value-type="float" office:value="1">
            <text:p>1</text:p>
          </table:table-cell>
          <table:table-cell office:value-type="float" office:value="10599">
            <text:p>10599</text:p>
          </table:table-cell>
          <table:table-cell office:value-type="string">
            <text:p>BOLSA YESO X 1 KG <text:s text:c="32"/></text:p>
          </table:table-cell>
          <table:table-cell table:style-name="ce1" office:value-type="string">
            <text:p>3.0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YEMACO <text:s text:c="3"/>-YESO <text:s text:c="14"/></text:p>
          </table:table-cell>
          <table:table-cell office:value-type="string">
            <text:p>YEMACO</text:p>
          </table:table-cell>
          <table:table-cell office:value-type="float" office:value="17">
            <text:p>17</text:p>
          </table:table-cell>
          <table:table-cell office:value-type="float" office:value="361">
            <text:p>361</text:p>
          </table:table-cell>
          <table:table-cell office:value-type="string">
            <text:p>17.0361</text:p>
          </table:table-cell>
          <table:table-cell office:value-type="float" office:value="2">
            <text:p>2</text:p>
          </table:table-cell>
          <table:table-cell office:value-type="float" office:value="4363">
            <text:p>4363</text:p>
          </table:table-cell>
          <table:table-cell office:value-type="string">
            <text:p>BOLSA YESO X 5 KGS <text:s text:c="31"/></text:p>
          </table:table-cell>
          <table:table-cell office:value-type="string">
            <text:p>13.5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YEMACO <text:s text:c="3"/>-YESO <text:s text:c="14"/></text:p>
          </table:table-cell>
          <table:table-cell office:value-type="string">
            <text:p>YEMACO</text:p>
          </table:table-cell>
          <table:table-cell office:value-type="float" office:value="17">
            <text:p>17</text:p>
          </table:table-cell>
          <table:table-cell office:value-type="float" office:value="361">
            <text:p>361</text:p>
          </table:table-cell>
          <table:table-cell office:value-type="string">
            <text:p>17.0361</text:p>
          </table:table-cell>
          <table:table-cell office:value-type="float" office:value="3">
            <text:p>3</text:p>
          </table:table-cell>
          <table:table-cell office:value-type="float" office:value="2984">
            <text:p>2984</text:p>
          </table:table-cell>
          <table:table-cell office:value-type="string">
            <text:p>YESO YEMACO X 40 KGS <text:s text:c="29"/></text:p>
          </table:table-cell>
          <table:table-cell office:value-type="string">
            <text:p>67.0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URLOCK <text:s text:c="2"/>-YESO <text:s text:c="14"/></text:p>
          </table:table-cell>
          <table:table-cell office:value-type="string">
            <text:p>DURLOCK</text:p>
          </table:table-cell>
          <table:table-cell office:value-type="float" office:value="17">
            <text:p>17</text:p>
          </table:table-cell>
          <table:table-cell office:value-type="float" office:value="1983">
            <text:p>1983</text:p>
          </table:table-cell>
          <table:table-cell office:value-type="string">
            <text:p>17.1983</text:p>
          </table:table-cell>
          <table:table-cell office:value-type="float" office:value="1">
            <text:p>1</text:p>
          </table:table-cell>
          <table:table-cell office:value-type="float" office:value="23673">
            <text:p>23673</text:p>
          </table:table-cell>
          <table:table-cell office:value-type="string">
            <text:p>YESO ALPRESS X 35 KG <text:s text:c="29"/></text:p>
          </table:table-cell>
          <table:table-cell office:value-type="string">
            <text:p>75.9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INOTEIX <text:s/>-REVESTIMIENTO <text:s text:c="5"/></text:p>
          </table:table-cell>
          <table:table-cell office:value-type="string">
            <text:p>FINOTEIX</text:p>
          </table:table-cell>
          <table:table-cell office:value-type="float" office:value="17">
            <text:p>17</text:p>
          </table:table-cell>
          <table:table-cell office:value-type="float" office:value="1232">
            <text:p>1232</text:p>
          </table:table-cell>
          <table:table-cell office:value-type="string">
            <text:p>17.1232</text:p>
          </table:table-cell>
          <table:table-cell office:value-type="float" office:value="1">
            <text:p>1</text:p>
          </table:table-cell>
          <table:table-cell office:value-type="float" office:value="18567">
            <text:p>18567</text:p>
          </table:table-cell>
          <table:table-cell office:value-type="string">
            <text:p>FINOTEIX X 25 KGS (REV.FINO) INT <text:s text:c="17"/></text:p>
          </table:table-cell>
          <table:table-cell table:style-name="ce1" office:value-type="string">
            <text:p>29.0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INOTEIX <text:s/>-REVESTIMIENTO <text:s text:c="5"/></text:p>
          </table:table-cell>
          <table:table-cell office:value-type="string">
            <text:p>FINOTEIX</text:p>
          </table:table-cell>
          <table:table-cell office:value-type="float" office:value="17">
            <text:p>17</text:p>
          </table:table-cell>
          <table:table-cell office:value-type="float" office:value="1232">
            <text:p>1232</text:p>
          </table:table-cell>
          <table:table-cell office:value-type="string">
            <text:p>17.1232</text:p>
          </table:table-cell>
          <table:table-cell office:value-type="float" office:value="2">
            <text:p>2</text:p>
          </table:table-cell>
          <table:table-cell office:value-type="float" office:value="24142">
            <text:p>24142</text:p>
          </table:table-cell>
          <table:table-cell office:value-type="string">
            <text:p>FINOTEIX X 25 KGS (REV.FINO) EXT <text:s text:c="17"/></text:p>
          </table:table-cell>
          <table:table-cell table:style-name="ce1" office:value-type="string">
            <text:p>29.0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CEMENTO BLANCO <text:s text:c="4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17.0154</text:p>
          </table:table-cell>
          <table:table-cell office:value-type="float" office:value="10">
            <text:p>10</text:p>
          </table:table-cell>
          <table:table-cell office:value-type="float" office:value="860">
            <text:p>860</text:p>
          </table:table-cell>
          <table:table-cell office:value-type="string">
            <text:p>CEMENTO BLANCO X <text:s/>1 KG <text:s text:c="27"/></text:p>
          </table:table-cell>
          <table:table-cell table:style-name="ce1" office:value-type="string">
            <text:p>7.1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CEMENTO BLANCO <text:s text:c="4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17.0154</text:p>
          </table:table-cell>
          <table:table-cell office:value-type="float" office:value="20">
            <text:p>20</text:p>
          </table:table-cell>
          <table:table-cell office:value-type="float" office:value="861">
            <text:p>861</text:p>
          </table:table-cell>
          <table:table-cell office:value-type="string">
            <text:p>CEMENTO BLANCO X <text:s/>5 KGS <text:s text:c="26"/></text:p>
          </table:table-cell>
          <table:table-cell office:value-type="string">
            <text:p>31.3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CEMENTO BLANCO <text:s text:c="4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17.0154</text:p>
          </table:table-cell>
          <table:table-cell office:value-type="float" office:value="30">
            <text:p>30</text:p>
          </table:table-cell>
          <table:table-cell office:value-type="float" office:value="6457">
            <text:p>6457</text:p>
          </table:table-cell>
          <table:table-cell office:value-type="string">
            <text:p>CEMENTO BLANCO X 25 KGS (PINGUINO) <text:s text:c="15"/></text:p>
          </table:table-cell>
          <table:table-cell office:value-type="string">
            <text:p>124.6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FINO A LA CAL <text:s text:c="5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10">
            <text:p>1510</text:p>
          </table:table-cell>
          <table:table-cell office:value-type="float" office:value="17151">
            <text:p>1715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IGGAM FINO HIDRORREPELENTE X 25 KGS EXTERIOR <text:s text:c="5"/></text:p>
          </table:table-cell>
          <table:table-cell office:value-type="string">
            <text:p>54.3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PLASTIGGAM <text:s text:c="8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584">
            <text:p>584</text:p>
          </table:table-cell>
          <table:table-cell office:value-type="string">
            <text:p>17.0584</text:p>
          </table:table-cell>
          <table:table-cell office:value-type="float" office:value="1">
            <text:p>1</text:p>
          </table:table-cell>
          <table:table-cell office:value-type="float" office:value="23727">
            <text:p>23727</text:p>
          </table:table-cell>
          <table:table-cell office:value-type="string">
            <text:p>WEBER.REV ANTIQUE X 25 KGS <text:s text:c="23"/></text:p>
          </table:table-cell>
          <table:table-cell office:value-type="string">
            <text:p>105.5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7">
            <text:p>7</text:p>
          </table:table-cell>
          <table:table-cell office:value-type="float" office:value="2459">
            <text:p>2459</text:p>
          </table:table-cell>
          <table:table-cell office:value-type="string">
            <text:p>BOLSA SUPER IGGAM <text:s/>304 X 30 KGS ROMA <text:s text:c="13"/></text:p>
          </table:table-cell>
          <table:table-cell office:value-type="string">
            <text:p>94.3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8">
            <text:p>8</text:p>
          </table:table-cell>
          <table:table-cell office:value-type="float" office:value="12090">
            <text:p>12090</text:p>
          </table:table-cell>
          <table:table-cell office:value-type="string">
            <text:p>BOLSA SUPER IGGAM <text:s/>306 X 30 KGS ARENA <text:s text:c="12"/></text:p>
          </table:table-cell>
          <table:table-cell office:value-type="string">
            <text:p>94.3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9">
            <text:p>9</text:p>
          </table:table-cell>
          <table:table-cell office:value-type="float" office:value="11251">
            <text:p>11251</text:p>
          </table:table-cell>
          <table:table-cell office:value-type="string">
            <text:p>BOLSA SUPER IGGAM <text:s/>450 X 30 KGS BLANCO <text:s text:c="11"/></text:p>
          </table:table-cell>
          <table:table-cell office:value-type="string">
            <text:p>94.3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10">
            <text:p>10</text:p>
          </table:table-cell>
          <table:table-cell office:value-type="float" office:value="22659">
            <text:p>22659</text:p>
          </table:table-cell>
          <table:table-cell office:value-type="string">
            <text:p>BOLSA SUPER IGGAM <text:s/>621 X 30 KGS VISON <text:s text:c="12"/></text:p>
          </table:table-cell>
          <table:table-cell office:value-type="string">
            <text:p>94.3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11">
            <text:p>11</text:p>
          </table:table-cell>
          <table:table-cell office:value-type="float" office:value="16331">
            <text:p>16331</text:p>
          </table:table-cell>
          <table:table-cell office:value-type="string">
            <text:p>BOLSA SUPER IGGAM 1006 X 30 KGS MARFIL <text:s text:c="11"/></text:p>
          </table:table-cell>
          <table:table-cell office:value-type="string">
            <text:p>94.3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12">
            <text:p>12</text:p>
          </table:table-cell>
          <table:table-cell office:value-type="float" office:value="4108">
            <text:p>4108</text:p>
          </table:table-cell>
          <table:table-cell office:value-type="string">
            <text:p>BOLSA SUPER IGGAM 1612 X 30 KGS PERLA <text:s text:c="12"/></text:p>
          </table:table-cell>
          <table:table-cell office:value-type="string">
            <text:p>94.3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13">
            <text:p>13</text:p>
          </table:table-cell>
          <table:table-cell office:value-type="float" office:value="16332">
            <text:p>16332</text:p>
          </table:table-cell>
          <table:table-cell office:value-type="string">
            <text:p>BOLSA SUPER IGGAM 7130 X 30 KGS PIEDRA PARIS <text:s text:c="5"/></text:p>
          </table:table-cell>
          <table:table-cell office:value-type="string">
            <text:p>94.3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14">
            <text:p>14</text:p>
          </table:table-cell>
          <table:table-cell office:value-type="float" office:value="25164">
            <text:p>25164</text:p>
          </table:table-cell>
          <table:table-cell office:value-type="string">
            <text:p>BOLSA SUPER IGGAM TEXTURABLE X 30 KGS <text:s text:c="12"/></text:p>
          </table:table-cell>
          <table:table-cell office:value-type="string">
            <text:p>204.5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19">
            <text:p>19</text:p>
          </table:table-cell>
          <table:table-cell office:value-type="float" office:value="12051">
            <text:p>12051</text:p>
          </table:table-cell>
          <table:table-cell office:value-type="string">
            <text:p>BOLSA SALPICRETE <text:s/>304 X 30 KGS ROMA <text:s text:c="14"/></text:p>
          </table:table-cell>
          <table:table-cell office:value-type="string">
            <text:p>88.3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20">
            <text:p>20</text:p>
          </table:table-cell>
          <table:table-cell office:value-type="float" office:value="12091">
            <text:p>12091</text:p>
          </table:table-cell>
          <table:table-cell office:value-type="string">
            <text:p>BOLSA SALPICRETE <text:s/>306 X 30 KGS ARENA <text:s text:c="13"/></text:p>
          </table:table-cell>
          <table:table-cell office:value-type="string">
            <text:p>88.3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21">
            <text:p>21</text:p>
          </table:table-cell>
          <table:table-cell office:value-type="float" office:value="11310">
            <text:p>11310</text:p>
          </table:table-cell>
          <table:table-cell office:value-type="string">
            <text:p>BOLSA SALPICRETE <text:s/>450 X 30 KGS BLANCO <text:s text:c="12"/></text:p>
          </table:table-cell>
          <table:table-cell office:value-type="string">
            <text:p>88.3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22">
            <text:p>22</text:p>
          </table:table-cell>
          <table:table-cell office:value-type="float" office:value="16330">
            <text:p>16330</text:p>
          </table:table-cell>
          <table:table-cell office:value-type="string">
            <text:p>BOLSA SALPICRETE 1006 X 30 KGS MARFIL <text:s text:c="12"/></text:p>
          </table:table-cell>
          <table:table-cell office:value-type="string">
            <text:p>88.3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23">
            <text:p>23</text:p>
          </table:table-cell>
          <table:table-cell office:value-type="float" office:value="12034">
            <text:p>12034</text:p>
          </table:table-cell>
          <table:table-cell office:value-type="string">
            <text:p>BOLSA SALPICRETE 1612 X 30 KGS GRIS PERLA <text:s text:c="8"/></text:p>
          </table:table-cell>
          <table:table-cell office:value-type="string">
            <text:p>88.3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. IGGAM/SALPICRETE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015">
            <text:p>17015</text:p>
          </table:table-cell>
          <table:table-cell office:value-type="float" office:value="24">
            <text:p>24</text:p>
          </table:table-cell>
          <table:table-cell office:value-type="float" office:value="16574">
            <text:p>16574</text:p>
          </table:table-cell>
          <table:table-cell office:value-type="string">
            <text:p>BOLSA SALPICRETE 7130 X 30 KGS PIEDRA PARIS <text:s text:c="6"/></text:p>
          </table:table-cell>
          <table:table-cell office:value-type="string">
            <text:p>88.3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MORTERO <text:s text:c="11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920">
            <text:p>1920</text:p>
          </table:table-cell>
          <table:table-cell office:value-type="float" office:value="17192">
            <text:p>17192</text:p>
          </table:table-cell>
          <table:table-cell office:value-type="float" office:value="2">
            <text:p>2</text:p>
          </table:table-cell>
          <table:table-cell office:value-type="float" office:value="23541">
            <text:p>23541</text:p>
          </table:table-cell>
          <table:table-cell office:value-type="string">
            <text:p>WEBER.TEC RAPID X 10 KG (MORTERO) <text:s text:c="16"/></text:p>
          </table:table-cell>
          <table:table-cell office:value-type="string">
            <text:p>96.9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- MORTERO HIDROFUGADO <text:s text:c="2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2304">
            <text:p>2304</text:p>
          </table:table-cell>
          <table:table-cell office:value-type="string">
            <text:p>17.2304</text:p>
          </table:table-cell>
          <table:table-cell office:value-type="float" office:value="1">
            <text:p>1</text:p>
          </table:table-cell>
          <table:table-cell office:value-type="float" office:value="26567">
            <text:p>26567</text:p>
          </table:table-cell>
          <table:table-cell office:value-type="string">
            <text:p>WEBER.TEC CERESITA X 30 KGS. (ROJO) <text:s text:c="14"/></text:p>
          </table:table-cell>
          <table:table-cell office:value-type="string">
            <text:p>46.9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UPER IGGAM <text:s text:c="7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062">
            <text:p>1062</text:p>
          </table:table-cell>
          <table:table-cell office:value-type="string">
            <text:p>17.1062</text:p>
          </table:table-cell>
          <table:table-cell office:value-type="float" office:value="10">
            <text:p>10</text:p>
          </table:table-cell>
          <table:table-cell office:value-type="float" office:value="16575">
            <text:p>16575</text:p>
          </table:table-cell>
          <table:table-cell office:value-type="string">
            <text:p>SUPER IGGAM 'P' X 20 LTS RULATO TRAVERTINO FINO <text:s text:c="2"/></text:p>
          </table:table-cell>
          <table:table-cell office:value-type="string">
            <text:p>521.8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UPER IGGAM <text:s text:c="7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062">
            <text:p>1062</text:p>
          </table:table-cell>
          <table:table-cell office:value-type="string">
            <text:p>17.1062</text:p>
          </table:table-cell>
          <table:table-cell office:value-type="float" office:value="20">
            <text:p>20</text:p>
          </table:table-cell>
          <table:table-cell office:value-type="float" office:value="16576">
            <text:p>16576</text:p>
          </table:table-cell>
          <table:table-cell office:value-type="string">
            <text:p>SUPER IGGAM 'P' X 20 LTS RULATO TRAVERTINO GRUESO </text:p>
          </table:table-cell>
          <table:table-cell office:value-type="string">
            <text:p>521.8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UPER IGGAM <text:s text:c="7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062">
            <text:p>1062</text:p>
          </table:table-cell>
          <table:table-cell office:value-type="string">
            <text:p>17.1062</text:p>
          </table:table-cell>
          <table:table-cell office:value-type="float" office:value="30">
            <text:p>30</text:p>
          </table:table-cell>
          <table:table-cell office:value-type="float" office:value="16577">
            <text:p>16577</text:p>
          </table:table-cell>
          <table:table-cell office:value-type="string">
            <text:p>SUPER IGGAM 'P' X 20 LTS LLANEADO FINO <text:s text:c="11"/></text:p>
          </table:table-cell>
          <table:table-cell office:value-type="string">
            <text:p>521.8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IGGAM <text:s text:c="4"/>-SUPER IGGAM <text:s text:c="7"/></text:p>
          </table:table-cell>
          <table:table-cell office:value-type="string">
            <text:p>IGGAM</text:p>
          </table:table-cell>
          <table:table-cell office:value-type="float" office:value="17">
            <text:p>17</text:p>
          </table:table-cell>
          <table:table-cell office:value-type="float" office:value="1062">
            <text:p>1062</text:p>
          </table:table-cell>
          <table:table-cell office:value-type="string">
            <text:p>17.1062</text:p>
          </table:table-cell>
          <table:table-cell office:value-type="float" office:value="40">
            <text:p>40</text:p>
          </table:table-cell>
          <table:table-cell office:value-type="float" office:value="16578">
            <text:p>16578</text:p>
          </table:table-cell>
          <table:table-cell office:value-type="string">
            <text:p>SUPER IGGAM 'P' X 20 LTS LLANEADO GRUESO <text:s text:c="9"/></text:p>
          </table:table-cell>
          <table:table-cell office:value-type="string">
            <text:p>521.8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REX <text:s text:c="13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937">
            <text:p>1937</text:p>
          </table:table-cell>
          <table:table-cell office:value-type="string">
            <text:p>17.1937</text:p>
          </table:table-cell>
          <table:table-cell office:value-type="float" office:value="1">
            <text:p>1</text:p>
          </table:table-cell>
          <table:table-cell office:value-type="float" office:value="23257">
            <text:p>23257</text:p>
          </table:table-cell>
          <table:table-cell office:value-type="string">
            <text:p>PAREX-FIX X 30 KG <text:s text:c="32"/></text:p>
          </table:table-cell>
          <table:table-cell office:value-type="string">
            <text:p>57.4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REX <text:s text:c="13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938">
            <text:p>1938</text:p>
          </table:table-cell>
          <table:table-cell office:value-type="string">
            <text:p>17.1938</text:p>
          </table:table-cell>
          <table:table-cell office:value-type="float" office:value="1">
            <text:p>1</text:p>
          </table:table-cell>
          <table:table-cell office:value-type="float" office:value="23258">
            <text:p>23258</text:p>
          </table:table-cell>
          <table:table-cell office:value-type="string">
            <text:p>PAREX-DUO X 30 KG <text:s text:c="32"/></text:p>
          </table:table-cell>
          <table:table-cell office:value-type="string">
            <text:p>65.0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REX <text:s text:c="13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938">
            <text:p>1938</text:p>
          </table:table-cell>
          <table:table-cell office:value-type="string">
            <text:p>17.1938</text:p>
          </table:table-cell>
          <table:table-cell office:value-type="float" office:value="2">
            <text:p>2</text:p>
          </table:table-cell>
          <table:table-cell office:value-type="float" office:value="23259">
            <text:p>23259</text:p>
          </table:table-cell>
          <table:table-cell office:value-type="string">
            <text:p>PAREX-TRIO X 30 KG <text:s text:c="31"/></text:p>
          </table:table-cell>
          <table:table-cell office:value-type="string">
            <text:p>79.7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REX <text:s text:c="13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939">
            <text:p>1939</text:p>
          </table:table-cell>
          <table:table-cell office:value-type="string">
            <text:p>17.1939</text:p>
          </table:table-cell>
          <table:table-cell office:value-type="float" office:value="1">
            <text:p>1</text:p>
          </table:table-cell>
          <table:table-cell office:value-type="float" office:value="23261">
            <text:p>23261</text:p>
          </table:table-cell>
          <table:table-cell office:value-type="string">
            <text:p>PAREX-ESTILO COLORES NORMALES X 30 KG <text:s text:c="12"/></text:p>
          </table:table-cell>
          <table:table-cell office:value-type="string">
            <text:p>114.6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REX <text:s text:c="13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939">
            <text:p>1939</text:p>
          </table:table-cell>
          <table:table-cell office:value-type="string">
            <text:p>17.1939</text:p>
          </table:table-cell>
          <table:table-cell office:value-type="float" office:value="2">
            <text:p>2</text:p>
          </table:table-cell>
          <table:table-cell office:value-type="float" office:value="23260">
            <text:p>23260</text:p>
          </table:table-cell>
          <table:table-cell office:value-type="string">
            <text:p>PAREX-NIVEL ATERMICO X 40 KG AMARILLO <text:s text:c="12"/></text:p>
          </table:table-cell>
          <table:table-cell office:value-type="string">
            <text:p>155.5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REX <text:s text:c="13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940">
            <text:p>1940</text:p>
          </table:table-cell>
          <table:table-cell office:value-type="float" office:value="17194">
            <text:p>17194</text:p>
          </table:table-cell>
          <table:table-cell office:value-type="float" office:value="1">
            <text:p>1</text:p>
          </table:table-cell>
          <table:table-cell office:value-type="float" office:value="23262">
            <text:p>23262</text:p>
          </table:table-cell>
          <table:table-cell office:value-type="string">
            <text:p>PAREX-MATIZ X 25 KG <text:s text:c="30"/></text:p>
          </table:table-cell>
          <table:table-cell office:value-type="string">
            <text:p>104.0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STINA <text:s text:c="11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string">
            <text:p>17.0163</text:p>
          </table:table-cell>
          <table:table-cell office:value-type="float" office:value="1">
            <text:p>1</text:p>
          </table:table-cell>
          <table:table-cell office:value-type="float" office:value="2523">
            <text:p>2523</text:p>
          </table:table-cell>
          <table:table-cell office:value-type="string">
            <text:p>PASTINA X 1 KG <text:s text:c="35"/></text:p>
          </table:table-cell>
          <table:table-cell table:style-name="ce1" office:value-type="string">
            <text:p>7.5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STINA <text:s text:c="11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string">
            <text:p>17.0163</text:p>
          </table:table-cell>
          <table:table-cell office:value-type="float" office:value="3">
            <text:p>3</text:p>
          </table:table-cell>
          <table:table-cell office:value-type="float" office:value="18878">
            <text:p>18878</text:p>
          </table:table-cell>
          <table:table-cell office:value-type="string">
            <text:p>PASTINA X 5 KGS <text:s text:c="34"/></text:p>
          </table:table-cell>
          <table:table-cell office:value-type="string">
            <text:p>33.1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STINA A. PERFORMA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2032">
            <text:p>2032</text:p>
          </table:table-cell>
          <table:table-cell office:value-type="string">
            <text:p>17.2032</text:p>
          </table:table-cell>
          <table:table-cell office:value-type="float" office:value="1">
            <text:p>1</text:p>
          </table:table-cell>
          <table:table-cell office:value-type="float" office:value="13172">
            <text:p>13172</text:p>
          </table:table-cell>
          <table:table-cell office:value-type="string">
            <text:p>PASTINA PORCELANATO (KLAUKOL) X 1 KG <text:s text:c="13"/></text:p>
          </table:table-cell>
          <table:table-cell table:style-name="ce1" office:value-type="string">
            <text:p>18.0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PASTINA JUNTA ANCHA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297">
            <text:p>1297</text:p>
          </table:table-cell>
          <table:table-cell office:value-type="string">
            <text:p>17.1297</text:p>
          </table:table-cell>
          <table:table-cell office:value-type="float" office:value="10">
            <text:p>10</text:p>
          </table:table-cell>
          <table:table-cell office:value-type="float" office:value="1927">
            <text:p>1927</text:p>
          </table:table-cell>
          <table:table-cell office:value-type="string">
            <text:p>PASTINA JUNTA ANCHA X 10 KGS <text:s text:c="21"/></text:p>
          </table:table-cell>
          <table:table-cell office:value-type="string">
            <text:p>68.6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STUKO PREMIUM <text:s text:c="5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2031">
            <text:p>2031</text:p>
          </table:table-cell>
          <table:table-cell office:value-type="string">
            <text:p>17.2031</text:p>
          </table:table-cell>
          <table:table-cell office:value-type="float" office:value="1">
            <text:p>1</text:p>
          </table:table-cell>
          <table:table-cell office:value-type="float" office:value="14810">
            <text:p>14810</text:p>
          </table:table-cell>
          <table:table-cell office:value-type="string">
            <text:p>STUKO INTERIOR PREMIUM X 25 KGS <text:s text:c="18"/></text:p>
          </table:table-cell>
          <table:table-cell office:value-type="string">
            <text:p>67.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MEZTIK <text:s text:c="12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749">
            <text:p>749</text:p>
          </table:table-cell>
          <table:table-cell office:value-type="string">
            <text:p>17.0749</text:p>
          </table:table-cell>
          <table:table-cell office:value-type="float" office:value="10">
            <text:p>10</text:p>
          </table:table-cell>
          <table:table-cell office:value-type="float" office:value="14821">
            <text:p>14821</text:p>
          </table:table-cell>
          <table:table-cell office:value-type="string">
            <text:p>MEZTIK X 10 KGS <text:s text:c="34"/></text:p>
          </table:table-cell>
          <table:table-cell office:value-type="string">
            <text:p>23.7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MEZTIK <text:s text:c="12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749">
            <text:p>749</text:p>
          </table:table-cell>
          <table:table-cell office:value-type="string">
            <text:p>17.0749</text:p>
          </table:table-cell>
          <table:table-cell office:value-type="float" office:value="20">
            <text:p>20</text:p>
          </table:table-cell>
          <table:table-cell office:value-type="float" office:value="14822">
            <text:p>14822</text:p>
          </table:table-cell>
          <table:table-cell office:value-type="string">
            <text:p>MEZTIK X 30 KGS <text:s text:c="34"/></text:p>
          </table:table-cell>
          <table:table-cell office:value-type="string">
            <text:p>48.6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STUKO PEGAMENTO <text:s text:c="3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62">
            <text:p>162</text:p>
          </table:table-cell>
          <table:table-cell office:value-type="string">
            <text:p>17.0162</text:p>
          </table:table-cell>
          <table:table-cell office:value-type="float" office:value="2">
            <text:p>2</text:p>
          </table:table-cell>
          <table:table-cell office:value-type="float" office:value="19142">
            <text:p>19142</text:p>
          </table:table-cell>
          <table:table-cell office:value-type="string">
            <text:p>STUKO INTERIOR X 10 KGS <text:s text:c="26"/></text:p>
          </table:table-cell>
          <table:table-cell office:value-type="string">
            <text:p>26.6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STUKO PEGAMENTO <text:s text:c="3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62">
            <text:p>162</text:p>
          </table:table-cell>
          <table:table-cell office:value-type="string">
            <text:p>17.0162</text:p>
          </table:table-cell>
          <table:table-cell office:value-type="float" office:value="3">
            <text:p>3</text:p>
          </table:table-cell>
          <table:table-cell office:value-type="float" office:value="2521">
            <text:p>2521</text:p>
          </table:table-cell>
          <table:table-cell office:value-type="string">
            <text:p>STUKO INTERIOR X 25 KGS <text:s text:c="26"/></text:p>
          </table:table-cell>
          <table:table-cell office:value-type="string">
            <text:p>47.3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KLAUKOL <text:s text:c="2"/>-STUKO PEGAMENTO <text:s text:c="3"/></text:p>
          </table:table-cell>
          <table:table-cell office:value-type="string">
            <text:p>KLAUKOL</text:p>
          </table:table-cell>
          <table:table-cell office:value-type="float" office:value="17">
            <text:p>17</text:p>
          </table:table-cell>
          <table:table-cell office:value-type="float" office:value="162">
            <text:p>162</text:p>
          </table:table-cell>
          <table:table-cell office:value-type="string">
            <text:p>17.0162</text:p>
          </table:table-cell>
          <table:table-cell office:value-type="float" office:value="4">
            <text:p>4</text:p>
          </table:table-cell>
          <table:table-cell office:value-type="float" office:value="6424">
            <text:p>6424</text:p>
          </table:table-cell>
          <table:table-cell office:value-type="string">
            <text:p>STUKO EXTERIOR X 25 KGS <text:s text:c="26"/></text:p>
          </table:table-cell>
          <table:table-cell office:value-type="string">
            <text:p>54.3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-KONFINO <text:s text:c="15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87">
            <text:p>187</text:p>
          </table:table-cell>
          <table:table-cell office:value-type="string">
            <text:p>17.0187</text:p>
          </table:table-cell>
          <table:table-cell office:value-type="float" office:value="2">
            <text:p>2</text:p>
          </table:table-cell>
          <table:table-cell office:value-type="float" office:value="2650">
            <text:p>2650</text:p>
          </table:table-cell>
          <table:table-cell office:value-type="string">
            <text:p>WEBER.REV.FINO X 25 KGS (KONFINO INTERIOR) <text:s text:c="7"/></text:p>
          </table:table-cell>
          <table:table-cell office:value-type="string">
            <text:p>45.1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-KONFINO <text:s text:c="15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87">
            <text:p>187</text:p>
          </table:table-cell>
          <table:table-cell office:value-type="string">
            <text:p>17.0187</text:p>
          </table:table-cell>
          <table:table-cell office:value-type="float" office:value="3">
            <text:p>3</text:p>
          </table:table-cell>
          <table:table-cell office:value-type="float" office:value="21403">
            <text:p>21403</text:p>
          </table:table-cell>
          <table:table-cell office:value-type="string">
            <text:p>WEBER.REV.FORTE <text:s/>X 25 KGS (KONFINO EXTERIOR) <text:s text:c="5"/></text:p>
          </table:table-cell>
          <table:table-cell office:value-type="string">
            <text:p>52.1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MIX <text:s text:c="15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2151">
            <text:p>2151</text:p>
          </table:table-cell>
          <table:table-cell office:value-type="string">
            <text:p>17.2151</text:p>
          </table:table-cell>
          <table:table-cell office:value-type="float" office:value="1">
            <text:p>1</text:p>
          </table:table-cell>
          <table:table-cell office:value-type="float" office:value="24007">
            <text:p>24007</text:p>
          </table:table-cell>
          <table:table-cell office:value-type="string">
            <text:p>IGGAM MIX E X 30 KGS (FINO/GRUESO/HIDROFUGO) <text:s text:c="5"/></text:p>
          </table:table-cell>
          <table:table-cell office:value-type="string">
            <text:p>50.2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ROMEX <text:s text:c="12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2035">
            <text:p>2035</text:p>
          </table:table-cell>
          <table:table-cell office:value-type="string">
            <text:p>17.2035</text:p>
          </table:table-cell>
          <table:table-cell office:value-type="float" office:value="1">
            <text:p>1</text:p>
          </table:table-cell>
          <table:table-cell office:value-type="float" office:value="24125">
            <text:p>24125</text:p>
          </table:table-cell>
          <table:table-cell office:value-type="string">
            <text:p>WEBER PROMEX EXTERIOR (3 EN 1) X 30 KGS <text:s text:c="10"/></text:p>
          </table:table-cell>
          <table:table-cell office:value-type="string">
            <text:p>64.4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ROMEX <text:s text:c="12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2035">
            <text:p>2035</text:p>
          </table:table-cell>
          <table:table-cell office:value-type="string">
            <text:p>17.2035</text:p>
          </table:table-cell>
          <table:table-cell office:value-type="float" office:value="2">
            <text:p>2</text:p>
          </table:table-cell>
          <table:table-cell office:value-type="float" office:value="24124">
            <text:p>24124</text:p>
          </table:table-cell>
          <table:table-cell office:value-type="string">
            <text:p>WEBER PROMEX INTERIOR (2 EN 1) X 30 KGS <text:s text:c="10"/></text:p>
          </table:table-cell>
          <table:table-cell office:value-type="string">
            <text:p>45.9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ANTIHUMEDAD/REPARAD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522">
            <text:p>522</text:p>
          </table:table-cell>
          <table:table-cell office:value-type="string">
            <text:p>17.0522</text:p>
          </table:table-cell>
          <table:table-cell office:value-type="float" office:value="1">
            <text:p>1</text:p>
          </table:table-cell>
          <table:table-cell office:value-type="float" office:value="4061">
            <text:p>4061</text:p>
          </table:table-cell>
          <table:table-cell office:value-type="string">
            <text:p>WEBER.TEC HYDROMUR X 25 KGS (ANTIHUMEDAD) <text:s text:c="8"/></text:p>
          </table:table-cell>
          <table:table-cell office:value-type="string">
            <text:p>168.2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ANTIHUMEDAD/REPARAD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522">
            <text:p>522</text:p>
          </table:table-cell>
          <table:table-cell office:value-type="string">
            <text:p>17.0522</text:p>
          </table:table-cell>
          <table:table-cell office:value-type="float" office:value="2">
            <text:p>2</text:p>
          </table:table-cell>
          <table:table-cell office:value-type="float" office:value="4066">
            <text:p>4066</text:p>
          </table:table-cell>
          <table:table-cell office:value-type="string">
            <text:p>WEBER.TEC DUR X 25 KGS (REP. HORMIG) <text:s text:c="13"/></text:p>
          </table:table-cell>
          <table:table-cell office:value-type="string">
            <text:p>231.8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ANTIHUMEDAD/REPARAD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522">
            <text:p>522</text:p>
          </table:table-cell>
          <table:table-cell office:value-type="string">
            <text:p>17.0522</text:p>
          </table:table-cell>
          <table:table-cell office:value-type="float" office:value="3">
            <text:p>3</text:p>
          </table:table-cell>
          <table:table-cell office:value-type="float" office:value="4068">
            <text:p>4068</text:p>
          </table:table-cell>
          <table:table-cell office:value-type="string">
            <text:p>WEBER.TEC IMPER F CAPA FINA X 25 KGS <text:s text:c="13"/></text:p>
          </table:table-cell>
          <table:table-cell office:value-type="string">
            <text:p>214.0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ANTIHUMEDAD/REPARAD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522">
            <text:p>522</text:p>
          </table:table-cell>
          <table:table-cell office:value-type="string">
            <text:p>17.0522</text:p>
          </table:table-cell>
          <table:table-cell office:value-type="float" office:value="4">
            <text:p>4</text:p>
          </table:table-cell>
          <table:table-cell office:value-type="float" office:value="4069">
            <text:p>4069</text:p>
          </table:table-cell>
          <table:table-cell office:value-type="string">
            <text:p>WEBER.TEC IMPER G CAPA GRUESA X 25 KGS <text:s text:c="11"/></text:p>
          </table:table-cell>
          <table:table-cell office:value-type="string">
            <text:p>110.6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- MIXTURE <text:s text:c="14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725">
            <text:p>725</text:p>
          </table:table-cell>
          <table:table-cell office:value-type="string">
            <text:p>17.0725</text:p>
          </table:table-cell>
          <table:table-cell office:value-type="float" office:value="1">
            <text:p>1</text:p>
          </table:table-cell>
          <table:table-cell office:value-type="float" office:value="25488">
            <text:p>25488</text:p>
          </table:table-cell>
          <table:table-cell office:value-type="string">
            <text:p>CAMISETA SELECCION ARGENTINA -PREOLIMPICO 2011- <text:s text:c="2"/></text:p>
          </table:table-cell>
          <table:table-cell office:value-type="string">
            <text:p>33.1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ASTINA <text:s text:c="11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230">
            <text:p>1230</text:p>
          </table:table-cell>
          <table:table-cell office:value-type="float" office:value="17123">
            <text:p>17123</text:p>
          </table:table-cell>
          <table:table-cell office:value-type="float" office:value="1">
            <text:p>1</text:p>
          </table:table-cell>
          <table:table-cell office:value-type="float" office:value="4185">
            <text:p>4185</text:p>
          </table:table-cell>
          <table:table-cell office:value-type="string">
            <text:p>WEBER.COL PASTINA EPOXI X 5 KGS <text:s text:c="18"/></text:p>
          </table:table-cell>
          <table:table-cell office:value-type="string">
            <text:p>562.0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206">
            <text:p>1206</text:p>
          </table:table-cell>
          <table:table-cell office:value-type="string">
            <text:p>17.1206</text:p>
          </table:table-cell>
          <table:table-cell office:value-type="float" office:value="1">
            <text:p>1</text:p>
          </table:table-cell>
          <table:table-cell office:value-type="float" office:value="23536">
            <text:p>23536</text:p>
          </table:table-cell>
          <table:table-cell office:value-type="string">
            <text:p>WEBER.COL VENECIANO X 30 KGS NIEVE <text:s text:c="15"/></text:p>
          </table:table-cell>
          <table:table-cell office:value-type="string">
            <text:p>221.4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206">
            <text:p>1206</text:p>
          </table:table-cell>
          <table:table-cell office:value-type="string">
            <text:p>17.1206</text:p>
          </table:table-cell>
          <table:table-cell office:value-type="float" office:value="2">
            <text:p>2</text:p>
          </table:table-cell>
          <table:table-cell office:value-type="float" office:value="22544">
            <text:p>22544</text:p>
          </table:table-cell>
          <table:table-cell office:value-type="string">
            <text:p>WEBER.REV MULTIUSO X 30 KGS (MORTERO) <text:s text:c="12"/></text:p>
          </table:table-cell>
          <table:table-cell office:value-type="string">
            <text:p>46.6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773">
            <text:p>773</text:p>
          </table:table-cell>
          <table:table-cell office:value-type="string">
            <text:p>17.0773</text:p>
          </table:table-cell>
          <table:table-cell office:value-type="float" office:value="2">
            <text:p>2</text:p>
          </table:table-cell>
          <table:table-cell office:value-type="float" office:value="23454">
            <text:p>23454</text:p>
          </table:table-cell>
          <table:table-cell office:value-type="string">
            <text:p>WEBER.COL IMPERMAX X 20 KGS <text:s text:c="22"/></text:p>
          </table:table-cell>
          <table:table-cell office:value-type="string">
            <text:p>88.1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773">
            <text:p>773</text:p>
          </table:table-cell>
          <table:table-cell office:value-type="string">
            <text:p>17.0773</text:p>
          </table:table-cell>
          <table:table-cell office:value-type="float" office:value="3">
            <text:p>3</text:p>
          </table:table-cell>
          <table:table-cell office:value-type="float" office:value="18570">
            <text:p>18570</text:p>
          </table:table-cell>
          <table:table-cell office:value-type="string">
            <text:p>WEBER.COL SUPERFLEX X 30 KGS (PEGAMENTO) <text:s text:c="9"/></text:p>
          </table:table-cell>
          <table:table-cell office:value-type="string">
            <text:p>192.5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773">
            <text:p>773</text:p>
          </table:table-cell>
          <table:table-cell office:value-type="string">
            <text:p>17.0773</text:p>
          </table:table-cell>
          <table:table-cell office:value-type="float" office:value="4">
            <text:p>4</text:p>
          </table:table-cell>
          <table:table-cell office:value-type="float" office:value="4445">
            <text:p>4445</text:p>
          </table:table-cell>
          <table:table-cell office:value-type="string">
            <text:p>WEBER.COL RENOVACION X 30 KGS (PEGAMENTO) <text:s text:c="8"/></text:p>
          </table:table-cell>
          <table:table-cell office:value-type="string">
            <text:p>150.4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985">
            <text:p>1985</text:p>
          </table:table-cell>
          <table:table-cell office:value-type="string">
            <text:p>17.1985</text:p>
          </table:table-cell>
          <table:table-cell office:value-type="float" office:value="1">
            <text:p>1</text:p>
          </table:table-cell>
          <table:table-cell office:value-type="float" office:value="18569">
            <text:p>18569</text:p>
          </table:table-cell>
          <table:table-cell office:value-type="string">
            <text:p>WEBER.COL PORCELLANATO X 30 KGS (PEGAMENTO) <text:s text:c="6"/></text:p>
          </table:table-cell>
          <table:table-cell office:value-type="string">
            <text:p>139.3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953">
            <text:p>1953</text:p>
          </table:table-cell>
          <table:table-cell office:value-type="string">
            <text:p>17.1953</text:p>
          </table:table-cell>
          <table:table-cell office:value-type="float" office:value="1">
            <text:p>1</text:p>
          </table:table-cell>
          <table:table-cell office:value-type="float" office:value="23365">
            <text:p>23365</text:p>
          </table:table-cell>
          <table:table-cell office:value-type="string">
            <text:p>WEBER.COL PASTA X <text:s/>7 KGS <text:s text:c="25"/></text:p>
          </table:table-cell>
          <table:table-cell office:value-type="string">
            <text:p>138.7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953">
            <text:p>1953</text:p>
          </table:table-cell>
          <table:table-cell office:value-type="string">
            <text:p>17.1953</text:p>
          </table:table-cell>
          <table:table-cell office:value-type="float" office:value="2">
            <text:p>2</text:p>
          </table:table-cell>
          <table:table-cell office:value-type="float" office:value="23366">
            <text:p>23366</text:p>
          </table:table-cell>
          <table:table-cell office:value-type="string">
            <text:p>WEBER.COL PASTA X 35 KGS <text:s text:c="25"/></text:p>
          </table:table-cell>
          <table:table-cell office:value-type="string">
            <text:p>628.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953">
            <text:p>1953</text:p>
          </table:table-cell>
          <table:table-cell office:value-type="string">
            <text:p>17.1953</text:p>
          </table:table-cell>
          <table:table-cell office:value-type="float" office:value="3">
            <text:p>3</text:p>
          </table:table-cell>
          <table:table-cell office:value-type="float" office:value="26227">
            <text:p>26227</text:p>
          </table:table-cell>
          <table:table-cell office:value-type="string">
            <text:p>WEBER.REV BLOCK X 30 KGS <text:s text:c="25"/></text:p>
          </table:table-cell>
          <table:table-cell office:value-type="string">
            <text:p>52.0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FINO AL YESO <text:s text:c="6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653">
            <text:p>1653</text:p>
          </table:table-cell>
          <table:table-cell office:value-type="string">
            <text:p>17.1653</text:p>
          </table:table-cell>
          <table:table-cell office:value-type="float" office:value="1">
            <text:p>1</text:p>
          </table:table-cell>
          <table:table-cell office:value-type="float" office:value="18568">
            <text:p>18568</text:p>
          </table:table-cell>
          <table:table-cell office:value-type="string">
            <text:p>WEBER.REV YESO GF X 25 KGS <text:s text:c="23"/></text:p>
          </table:table-cell>
          <table:table-cell office:value-type="string">
            <text:p>65.1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ASTINA <text:s text:c="11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651">
            <text:p>1651</text:p>
          </table:table-cell>
          <table:table-cell office:value-type="string">
            <text:p>17.1651</text:p>
          </table:table-cell>
          <table:table-cell office:value-type="float" office:value="1">
            <text:p>1</text:p>
          </table:table-cell>
          <table:table-cell office:value-type="float" office:value="4443">
            <text:p>4443</text:p>
          </table:table-cell>
          <table:table-cell office:value-type="string">
            <text:p>WEBER.COL PASTINA (PORCELLANATO) X 1 KG <text:s text:c="10"/></text:p>
          </table:table-cell>
          <table:table-cell table:style-name="ce1" office:value-type="string">
            <text:p>14.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ASTINA <text:s text:c="11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651">
            <text:p>1651</text:p>
          </table:table-cell>
          <table:table-cell office:value-type="string">
            <text:p>17.1651</text:p>
          </table:table-cell>
          <table:table-cell office:value-type="float" office:value="2">
            <text:p>2</text:p>
          </table:table-cell>
          <table:table-cell office:value-type="float" office:value="15377">
            <text:p>15377</text:p>
          </table:table-cell>
          <table:table-cell office:value-type="string">
            <text:p>WEBER.COL PASTINA X 1 KG <text:s text:c="25"/></text:p>
          </table:table-cell>
          <table:table-cell table:style-name="ce1" office:value-type="string">
            <text:p>7.6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ASTINA <text:s text:c="11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651">
            <text:p>1651</text:p>
          </table:table-cell>
          <table:table-cell office:value-type="string">
            <text:p>17.1651</text:p>
          </table:table-cell>
          <table:table-cell office:value-type="float" office:value="3">
            <text:p>3</text:p>
          </table:table-cell>
          <table:table-cell office:value-type="float" office:value="17553">
            <text:p>17553</text:p>
          </table:table-cell>
          <table:table-cell office:value-type="string">
            <text:p>WEBER.COL PASTINA X 5 KGS <text:s/>NIEVE <text:s text:c="17"/></text:p>
          </table:table-cell>
          <table:table-cell office:value-type="string">
            <text:p>30.6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652">
            <text:p>1652</text:p>
          </table:table-cell>
          <table:table-cell office:value-type="string">
            <text:p>17.1652</text:p>
          </table:table-cell>
          <table:table-cell office:value-type="float" office:value="1">
            <text:p>1</text:p>
          </table:table-cell>
          <table:table-cell office:value-type="float" office:value="23209">
            <text:p>23209</text:p>
          </table:table-cell>
          <table:table-cell office:value-type="string">
            <text:p>WEBER.TEC GLASS BCO X 5 KGS (PEG. LAD VIDRIO) <text:s text:c="4"/></text:p>
          </table:table-cell>
          <table:table-cell office:value-type="string">
            <text:p>31.4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652">
            <text:p>1652</text:p>
          </table:table-cell>
          <table:table-cell office:value-type="string">
            <text:p>17.1652</text:p>
          </table:table-cell>
          <table:table-cell office:value-type="float" office:value="2">
            <text:p>2</text:p>
          </table:table-cell>
          <table:table-cell office:value-type="float" office:value="15314">
            <text:p>15314</text:p>
          </table:table-cell>
          <table:table-cell office:value-type="string">
            <text:p>WEBER.TEC REFRACTARIO X <text:s/>5 KGS (PEGAMENTO) <text:s text:c="7"/></text:p>
          </table:table-cell>
          <table:table-cell office:value-type="string">
            <text:p>68.5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WEBER <text:s text:c="4"/>-PEGAMENTO <text:s text:c="9"/></text:p>
          </table:table-cell>
          <table:table-cell office:value-type="string">
            <text:p>WEBER</text:p>
          </table:table-cell>
          <table:table-cell office:value-type="float" office:value="17">
            <text:p>17</text:p>
          </table:table-cell>
          <table:table-cell office:value-type="float" office:value="1652">
            <text:p>1652</text:p>
          </table:table-cell>
          <table:table-cell office:value-type="string">
            <text:p>17.1652</text:p>
          </table:table-cell>
          <table:table-cell office:value-type="float" office:value="3">
            <text:p>3</text:p>
          </table:table-cell>
          <table:table-cell office:value-type="float" office:value="19938">
            <text:p>19938</text:p>
          </table:table-cell>
          <table:table-cell office:value-type="string">
            <text:p>WEBER.TEC REFRACTARIO X 20 KGS (PEGAMENTO) <text:s text:c="7"/></text:p>
          </table:table-cell>
          <table:table-cell office:value-type="string">
            <text:p>236.0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TANDILIA <text:s/>-ARCILLA REFRACTARIA</text:p>
          </table:table-cell>
          <table:table-cell office:value-type="string">
            <text:p>TANDILIA</text:p>
          </table:table-cell>
          <table:table-cell office:value-type="float" office:value="17">
            <text:p>17</text:p>
          </table:table-cell>
          <table:table-cell office:value-type="float" office:value="973">
            <text:p>973</text:p>
          </table:table-cell>
          <table:table-cell office:value-type="string">
            <text:p>17.0973</text:p>
          </table:table-cell>
          <table:table-cell office:value-type="float" office:value="1">
            <text:p>1</text:p>
          </table:table-cell>
          <table:table-cell office:value-type="float" office:value="2435">
            <text:p>2435</text:p>
          </table:table-cell>
          <table:table-cell office:value-type="string">
            <text:p>ARCILLA REFRACTARIA X 10 KGS <text:s text:c="21"/></text:p>
          </table:table-cell>
          <table:table-cell office:value-type="string">
            <text:p>18.8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TANDILIA <text:s/>-ARCILLA REFRACTARIA</text:p>
          </table:table-cell>
          <table:table-cell office:value-type="string">
            <text:p>TANDILIA</text:p>
          </table:table-cell>
          <table:table-cell office:value-type="float" office:value="17">
            <text:p>17</text:p>
          </table:table-cell>
          <table:table-cell office:value-type="float" office:value="973">
            <text:p>973</text:p>
          </table:table-cell>
          <table:table-cell office:value-type="string">
            <text:p>17.0973</text:p>
          </table:table-cell>
          <table:table-cell office:value-type="float" office:value="2">
            <text:p>2</text:p>
          </table:table-cell>
          <table:table-cell office:value-type="float" office:value="14987">
            <text:p>14987</text:p>
          </table:table-cell>
          <table:table-cell office:value-type="string">
            <text:p>ARCILLA REFRACTARIA X 40 KGS <text:s text:c="21"/></text:p>
          </table:table-cell>
          <table:table-cell office:value-type="string">
            <text:p>62.3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3">
            <text:p>3</text:p>
          </table:table-cell>
          <table:table-cell office:value-type="float" office:value="21733">
            <text:p>21733</text:p>
          </table:table-cell>
          <table:table-cell office:value-type="string">
            <text:p>BALDOSA REFRACTARIA 30X30X5 <text:s text:c="22"/></text:p>
          </table:table-cell>
          <table:table-cell office:value-type="string">
            <text:p>78.8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4">
            <text:p>4</text:p>
          </table:table-cell>
          <table:table-cell office:value-type="float" office:value="2431">
            <text:p>2431</text:p>
          </table:table-cell>
          <table:table-cell office:value-type="string">
            <text:p>CANTO REDONDO PLANO REFRAC N 15 22X11X6 <text:s text:c="10"/></text:p>
          </table:table-cell>
          <table:table-cell office:value-type="string">
            <text:p>26.8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6">
            <text:p>6</text:p>
          </table:table-cell>
          <table:table-cell office:value-type="float" office:value="4700">
            <text:p>4700</text:p>
          </table:table-cell>
          <table:table-cell office:value-type="string">
            <text:p>CEMENTO REFRACTARIO X <text:s/>5 KGS <text:s text:c="21"/></text:p>
          </table:table-cell>
          <table:table-cell office:value-type="string">
            <text:p>39.0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7">
            <text:p>7</text:p>
          </table:table-cell>
          <table:table-cell office:value-type="float" office:value="2436">
            <text:p>2436</text:p>
          </table:table-cell>
          <table:table-cell office:value-type="string">
            <text:p>CEMENTO REFRACTARIO X 10 KGS <text:s text:c="21"/></text:p>
          </table:table-cell>
          <table:table-cell office:value-type="string">
            <text:p>69.8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8">
            <text:p>8</text:p>
          </table:table-cell>
          <table:table-cell office:value-type="float" office:value="2429">
            <text:p>2429</text:p>
          </table:table-cell>
          <table:table-cell office:value-type="string">
            <text:p>ESQUINERO CANTO REDONDO REFRAC N 11 22X11X2.5 (16M</text:p>
          </table:table-cell>
          <table:table-cell table:style-name="ce1" office:value-type="string">
            <text:p>9.6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9">
            <text:p>9</text:p>
          </table:table-cell>
          <table:table-cell office:value-type="float" office:value="2424">
            <text:p>2424</text:p>
          </table:table-cell>
          <table:table-cell office:value-type="string">
            <text:p>LADRILLO REFRACTARIO N 1 (40 M2) 22.8X11.4X6.3 <text:s text:c="3"/></text:p>
          </table:table-cell>
          <table:table-cell office:value-type="string">
            <text:p>16.9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10">
            <text:p>10</text:p>
          </table:table-cell>
          <table:table-cell office:value-type="float" office:value="2428">
            <text:p>2428</text:p>
          </table:table-cell>
          <table:table-cell office:value-type="string">
            <text:p>LISTON REFRACTARIO N 9 (75 M2) 22X6X2.2 <text:s text:c="10"/></text:p>
          </table:table-cell>
          <table:table-cell table:style-name="ce1" office:value-type="string">
            <text:p>2.8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11">
            <text:p>11</text:p>
          </table:table-cell>
          <table:table-cell office:value-type="float" office:value="2427">
            <text:p>2427</text:p>
          </table:table-cell>
          <table:table-cell office:value-type="string">
            <text:p>MEDIO CANTO REDONDO REFRACTARIO N 8 22X6X6 (75 M2)</text:p>
          </table:table-cell>
          <table:table-cell table:style-name="ce1" office:value-type="string">
            <text:p>13.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12">
            <text:p>12</text:p>
          </table:table-cell>
          <table:table-cell office:value-type="float" office:value="2430">
            <text:p>2430</text:p>
          </table:table-cell>
          <table:table-cell office:value-type="string">
            <text:p>MEDIO ESQUINERO REFRACTARIO N 14 15.0X6X2.5 <text:s text:c="6"/></text:p>
          </table:table-cell>
          <table:table-cell table:style-name="ce1" office:value-type="string">
            <text:p>8.6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13">
            <text:p>13</text:p>
          </table:table-cell>
          <table:table-cell office:value-type="float" office:value="2433">
            <text:p>2433</text:p>
          </table:table-cell>
          <table:table-cell office:value-type="string">
            <text:p>PROLONGACION LATERAL REFRAC N 17 <text:s text:c="17"/></text:p>
          </table:table-cell>
          <table:table-cell office:value-type="string">
            <text:p>15.8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14">
            <text:p>14</text:p>
          </table:table-cell>
          <table:table-cell office:value-type="float" office:value="2432">
            <text:p>2432</text:p>
          </table:table-cell>
          <table:table-cell office:value-type="string">
            <text:p>TEJUELA CANTO REDOND PLANO REF N 16 22X11X3.2 <text:s text:c="4"/></text:p>
          </table:table-cell>
          <table:table-cell office:value-type="string">
            <text:p>16.2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15">
            <text:p>15</text:p>
          </table:table-cell>
          <table:table-cell office:value-type="float" office:value="12620">
            <text:p>12620</text:p>
          </table:table-cell>
          <table:table-cell office:value-type="string">
            <text:p>TEJUELA REFRACTARIA N 4 (40 X M2) 22.8X11.4X3 <text:s text:c="4"/></text:p>
          </table:table-cell>
          <table:table-cell table:style-name="ce1" office:value-type="string">
            <text:p>9.4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16">
            <text:p>16</text:p>
          </table:table-cell>
          <table:table-cell office:value-type="float" office:value="2425">
            <text:p>2425</text:p>
          </table:table-cell>
          <table:table-cell office:value-type="string">
            <text:p>TEJUELA REFRACTARIA N 5 (40 X M2) 22.8X11.4X2 <text:s text:c="4"/></text:p>
          </table:table-cell>
          <table:table-cell table:style-name="ce1" office:value-type="string">
            <text:p>6.9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<text:s text:c="5"/>-REFRACTARIOS <text:s text:c="6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17.0146</text:p>
          </table:table-cell>
          <table:table-cell office:value-type="float" office:value="17">
            <text:p>17</text:p>
          </table:table-cell>
          <table:table-cell office:value-type="float" office:value="13240">
            <text:p>13240</text:p>
          </table:table-cell>
          <table:table-cell office:value-type="string">
            <text:p>PIZZERA SET PLACA C/PALA DE MADERA <text:s text:c="15"/></text:p>
          </table:table-cell>
          <table:table-cell office:value-type="string">
            <text:p>171.2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- ARCILLA REFRACTARIA <text:s text:c="3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2226">
            <text:p>2226</text:p>
          </table:table-cell>
          <table:table-cell office:value-type="string">
            <text:p>17.2226</text:p>
          </table:table-cell>
          <table:table-cell office:value-type="float" office:value="1">
            <text:p>1</text:p>
          </table:table-cell>
          <table:table-cell office:value-type="float" office:value="19722">
            <text:p>19722</text:p>
          </table:table-cell>
          <table:table-cell office:value-type="string">
            <text:p>ARCILLA REFRACTARIA FARA X <text:s/>5 KGS <text:s text:c="16"/></text:p>
          </table:table-cell>
          <table:table-cell office:value-type="string">
            <text:p>24.4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FARA - ARCILLA REFRACTARIA <text:s text:c="3"/></text:p>
          </table:table-cell>
          <table:table-cell office:value-type="string">
            <text:p>FARA</text:p>
          </table:table-cell>
          <table:table-cell office:value-type="float" office:value="17">
            <text:p>17</text:p>
          </table:table-cell>
          <table:table-cell office:value-type="float" office:value="2226">
            <text:p>2226</text:p>
          </table:table-cell>
          <table:table-cell office:value-type="string">
            <text:p>17.2226</text:p>
          </table:table-cell>
          <table:table-cell office:value-type="float" office:value="2">
            <text:p>2</text:p>
          </table:table-cell>
          <table:table-cell office:value-type="float" office:value="22009">
            <text:p>22009</text:p>
          </table:table-cell>
          <table:table-cell office:value-type="string">
            <text:p>ARCILLA REFRACTARIA FARA X 30 KGS <text:s text:c="16"/></text:p>
          </table:table-cell>
          <table:table-cell office:value-type="string">
            <text:p>104.1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AS 3 L <text:s text:c="2"/>-LADRILLOS COMUNES <text:s/></text:p>
          </table:table-cell>
          <table:table-cell office:value-type="string">
            <text:p>LAS 3 L</text:p>
          </table:table-cell>
          <table:table-cell office:value-type="float" office:value="17">
            <text:p>17</text:p>
          </table:table-cell>
          <table:table-cell office:value-type="float" office:value="488">
            <text:p>488</text:p>
          </table:table-cell>
          <table:table-cell office:value-type="string">
            <text:p>17.0488</text:p>
          </table:table-cell>
          <table:table-cell office:value-type="float" office:value="10">
            <text:p>10</text:p>
          </table:table-cell>
          <table:table-cell office:value-type="float" office:value="5470">
            <text:p>5470</text:p>
          </table:table-cell>
          <table:table-cell office:value-type="string">
            <text:p>LADRILLO COMUN <text:s text:c="35"/></text:p>
          </table:table-cell>
          <table:table-cell table:style-name="ce1" office:value-type="string">
            <text:p>1.5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AS 3 L <text:s text:c="2"/>-LADRILLOS COMUNES <text:s/></text:p>
          </table:table-cell>
          <table:table-cell office:value-type="string">
            <text:p>LAS 3 L</text:p>
          </table:table-cell>
          <table:table-cell office:value-type="float" office:value="17">
            <text:p>17</text:p>
          </table:table-cell>
          <table:table-cell office:value-type="float" office:value="488">
            <text:p>488</text:p>
          </table:table-cell>
          <table:table-cell office:value-type="string">
            <text:p>17.0488</text:p>
          </table:table-cell>
          <table:table-cell office:value-type="float" office:value="20">
            <text:p>20</text:p>
          </table:table-cell>
          <table:table-cell office:value-type="float" office:value="5538">
            <text:p>5538</text:p>
          </table:table-cell>
          <table:table-cell office:value-type="string">
            <text:p>LADRILLON <text:s text:c="40"/></text:p>
          </table:table-cell>
          <table:table-cell table:style-name="ce1" office:value-type="string">
            <text:p>2.7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AS 3 L <text:s text:c="2"/>-LADRILLOS VISTA <text:s text:c="3"/></text:p>
          </table:table-cell>
          <table:table-cell office:value-type="string">
            <text:p>LAS 3 L</text:p>
          </table:table-cell>
          <table:table-cell office:value-type="float" office:value="17">
            <text:p>17</text:p>
          </table:table-cell>
          <table:table-cell office:value-type="float" office:value="1661">
            <text:p>1661</text:p>
          </table:table-cell>
          <table:table-cell office:value-type="string">
            <text:p>17.1661</text:p>
          </table:table-cell>
          <table:table-cell office:value-type="float" office:value="1">
            <text:p>1</text:p>
          </table:table-cell>
          <table:table-cell office:value-type="float" office:value="20656">
            <text:p>20656</text:p>
          </table:table-cell>
          <table:table-cell office:value-type="string">
            <text:p>LADRILLO VISTA 23.50X11X5 <text:s text:c="24"/></text:p>
          </table:table-cell>
          <table:table-cell table:style-name="ce1" office:value-type="string">
            <text:p>2.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AS 3 L <text:s text:c="2"/>-LADRILLOS VISTA <text:s text:c="3"/></text:p>
          </table:table-cell>
          <table:table-cell office:value-type="string">
            <text:p>LAS 3 L</text:p>
          </table:table-cell>
          <table:table-cell office:value-type="float" office:value="17">
            <text:p>17</text:p>
          </table:table-cell>
          <table:table-cell office:value-type="float" office:value="1661">
            <text:p>1661</text:p>
          </table:table-cell>
          <table:table-cell office:value-type="string">
            <text:p>17.1661</text:p>
          </table:table-cell>
          <table:table-cell office:value-type="float" office:value="2">
            <text:p>2</text:p>
          </table:table-cell>
          <table:table-cell office:value-type="float" office:value="23075">
            <text:p>23075</text:p>
          </table:table-cell>
          <table:table-cell office:value-type="string">
            <text:p>LADRILLO VISTA DOBLE CARA <text:s text:c="24"/></text:p>
          </table:table-cell>
          <table:table-cell table:style-name="ce1" office:value-type="string">
            <text:p>1.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AS 3 L <text:s text:c="2"/>-LADRILLOS VISTA <text:s text:c="3"/></text:p>
          </table:table-cell>
          <table:table-cell office:value-type="string">
            <text:p>LAS 3 L</text:p>
          </table:table-cell>
          <table:table-cell office:value-type="float" office:value="17">
            <text:p>17</text:p>
          </table:table-cell>
          <table:table-cell office:value-type="float" office:value="1661">
            <text:p>1661</text:p>
          </table:table-cell>
          <table:table-cell office:value-type="string">
            <text:p>17.1661</text:p>
          </table:table-cell>
          <table:table-cell office:value-type="float" office:value="3">
            <text:p>3</text:p>
          </table:table-cell>
          <table:table-cell office:value-type="float" office:value="20657">
            <text:p>20657</text:p>
          </table:table-cell>
          <table:table-cell office:value-type="string">
            <text:p>LISTON LISO 22.5X5.5X2 CM (50 U X M2-JUNTA 15 MM) </text:p>
          </table:table-cell>
          <table:table-cell table:style-name="ce1" office:value-type="string">
            <text:p>2.0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OIMAR <text:s text:c="3"/>-LADRILLOS HUECOS <text:s text:c="2"/></text:p>
          </table:table-cell>
          <table:table-cell office:value-type="string">
            <text:p>LOIMAR</text:p>
          </table:table-cell>
          <table:table-cell office:value-type="float" office:value="17">
            <text:p>17</text:p>
          </table:table-cell>
          <table:table-cell office:value-type="float" office:value="167">
            <text:p>167</text:p>
          </table:table-cell>
          <table:table-cell office:value-type="string">
            <text:p>17.0167</text:p>
          </table:table-cell>
          <table:table-cell office:value-type="float" office:value="2">
            <text:p>2</text:p>
          </table:table-cell>
          <table:table-cell office:value-type="float" office:value="2568">
            <text:p>2568</text:p>
          </table:table-cell>
          <table:table-cell office:value-type="string">
            <text:p>LADRILLO DE TECHO LOIMAR <text:s text:c="25"/></text:p>
          </table:table-cell>
          <table:table-cell table:style-name="ce1" office:value-type="string">
            <text:p>12.8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OIMAR <text:s text:c="3"/>-LADRILLOS HUECOS <text:s text:c="2"/></text:p>
          </table:table-cell>
          <table:table-cell office:value-type="string">
            <text:p>LOIMAR</text:p>
          </table:table-cell>
          <table:table-cell office:value-type="float" office:value="17">
            <text:p>17</text:p>
          </table:table-cell>
          <table:table-cell office:value-type="float" office:value="167">
            <text:p>167</text:p>
          </table:table-cell>
          <table:table-cell office:value-type="string">
            <text:p>17.0167</text:p>
          </table:table-cell>
          <table:table-cell office:value-type="float" office:value="3">
            <text:p>3</text:p>
          </table:table-cell>
          <table:table-cell office:value-type="float" office:value="10733">
            <text:p>10733</text:p>
          </table:table-cell>
          <table:table-cell office:value-type="string">
            <text:p>LADRILLO ENCOCER 'U' LOIMAR <text:s text:c="22"/></text:p>
          </table:table-cell>
          <table:table-cell table:style-name="ce1" office:value-type="string">
            <text:p>12.9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OIMAR <text:s text:c="3"/>-LADRILLOS HUECOS <text:s text:c="2"/></text:p>
          </table:table-cell>
          <table:table-cell office:value-type="string">
            <text:p>LOIMAR</text:p>
          </table:table-cell>
          <table:table-cell office:value-type="float" office:value="17">
            <text:p>17</text:p>
          </table:table-cell>
          <table:table-cell office:value-type="float" office:value="1108">
            <text:p>1108</text:p>
          </table:table-cell>
          <table:table-cell office:value-type="string">
            <text:p>17.1108</text:p>
          </table:table-cell>
          <table:table-cell office:value-type="float" office:value="1">
            <text:p>1</text:p>
          </table:table-cell>
          <table:table-cell office:value-type="float" office:value="2564">
            <text:p>2564</text:p>
          </table:table-cell>
          <table:table-cell office:value-type="string">
            <text:p>LADRILLO HUECO <text:s/>8X18X33 LOIMAR (6 AGUJEROS) <text:s text:c="6"/></text:p>
          </table:table-cell>
          <table:table-cell table:style-name="ce1" office:value-type="string">
            <text:p>4.7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OIMAR <text:s text:c="3"/>-LADRILLOS HUECOS <text:s text:c="2"/></text:p>
          </table:table-cell>
          <table:table-cell office:value-type="string">
            <text:p>LOIMAR</text:p>
          </table:table-cell>
          <table:table-cell office:value-type="float" office:value="17">
            <text:p>17</text:p>
          </table:table-cell>
          <table:table-cell office:value-type="float" office:value="1108">
            <text:p>1108</text:p>
          </table:table-cell>
          <table:table-cell office:value-type="string">
            <text:p>17.1108</text:p>
          </table:table-cell>
          <table:table-cell office:value-type="float" office:value="2">
            <text:p>2</text:p>
          </table:table-cell>
          <table:table-cell office:value-type="float" office:value="2565">
            <text:p>2565</text:p>
          </table:table-cell>
          <table:table-cell office:value-type="string">
            <text:p>LADRILLO HUECO 12X18X33 LOIMAR (9 AGUJEROS) <text:s text:c="6"/></text:p>
          </table:table-cell>
          <table:table-cell table:style-name="ce1" office:value-type="string">
            <text:p>6.3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OIMAR <text:s text:c="3"/>-LADRILLOS HUECOS <text:s text:c="2"/></text:p>
          </table:table-cell>
          <table:table-cell office:value-type="string">
            <text:p>LOIMAR</text:p>
          </table:table-cell>
          <table:table-cell office:value-type="float" office:value="17">
            <text:p>17</text:p>
          </table:table-cell>
          <table:table-cell office:value-type="float" office:value="1108">
            <text:p>1108</text:p>
          </table:table-cell>
          <table:table-cell office:value-type="string">
            <text:p>17.1108</text:p>
          </table:table-cell>
          <table:table-cell office:value-type="float" office:value="3">
            <text:p>3</text:p>
          </table:table-cell>
          <table:table-cell office:value-type="float" office:value="2566">
            <text:p>2566</text:p>
          </table:table-cell>
          <table:table-cell office:value-type="string">
            <text:p>LADRILLO HUECO 18X18X33 LOIMAR (12 AGUJEROS) <text:s text:c="5"/></text:p>
          </table:table-cell>
          <table:table-cell table:style-name="ce1" office:value-type="string">
            <text:p>8.8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OIMAR <text:s text:c="3"/>-LADRILLOS HUECOS <text:s text:c="2"/></text:p>
          </table:table-cell>
          <table:table-cell office:value-type="string">
            <text:p>LOIMAR</text:p>
          </table:table-cell>
          <table:table-cell office:value-type="float" office:value="17">
            <text:p>17</text:p>
          </table:table-cell>
          <table:table-cell office:value-type="float" office:value="1108">
            <text:p>1108</text:p>
          </table:table-cell>
          <table:table-cell office:value-type="string">
            <text:p>17.1108</text:p>
          </table:table-cell>
          <table:table-cell office:value-type="float" office:value="4">
            <text:p>4</text:p>
          </table:table-cell>
          <table:table-cell office:value-type="float" office:value="2567">
            <text:p>2567</text:p>
          </table:table-cell>
          <table:table-cell office:value-type="string">
            <text:p>LADRILLO HUECO 18X18X33 DOBLE MURO LOIMAR <text:s text:c="8"/></text:p>
          </table:table-cell>
          <table:table-cell table:style-name="ce1" office:value-type="string">
            <text:p>10.2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LOIMAR <text:s text:c="3"/>-LADRILLOS HUECOS <text:s text:c="2"/></text:p>
          </table:table-cell>
          <table:table-cell office:value-type="string">
            <text:p>LOIMAR</text:p>
          </table:table-cell>
          <table:table-cell office:value-type="float" office:value="17">
            <text:p>17</text:p>
          </table:table-cell>
          <table:table-cell office:value-type="float" office:value="1108">
            <text:p>1108</text:p>
          </table:table-cell>
          <table:table-cell office:value-type="string">
            <text:p>17.1108</text:p>
          </table:table-cell>
          <table:table-cell office:value-type="float" office:value="5">
            <text:p>5</text:p>
          </table:table-cell>
          <table:table-cell office:value-type="float" office:value="4449">
            <text:p>4449</text:p>
          </table:table-cell>
          <table:table-cell office:value-type="string">
            <text:p>LADRILLO HUECO AUTOPORTANTE 18X19X33 LOIMAR <text:s text:c="6"/></text:p>
          </table:table-cell>
          <table:table-cell table:style-name="ce1" office:value-type="string">
            <text:p>12.7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776">
            <text:p>776</text:p>
          </table:table-cell>
          <table:table-cell office:value-type="string">
            <text:p>17.0776</text:p>
          </table:table-cell>
          <table:table-cell office:value-type="float" office:value="1">
            <text:p>1</text:p>
          </table:table-cell>
          <table:table-cell office:value-type="float" office:value="11610">
            <text:p>11610</text:p>
          </table:table-cell>
          <table:table-cell office:value-type="string">
            <text:p>BLOQUE HORMIGON PLAQUETA P/REV 5X19X39 <text:s text:c="5"/>PL-E20</text:p>
          </table:table-cell>
          <table:table-cell table:style-name="ce1" office:value-type="string">
            <text:p>10.7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776">
            <text:p>776</text:p>
          </table:table-cell>
          <table:table-cell office:value-type="string">
            <text:p>17.0776</text:p>
          </table:table-cell>
          <table:table-cell office:value-type="float" office:value="3">
            <text:p>3</text:p>
          </table:table-cell>
          <table:table-cell office:value-type="float" office:value="5811">
            <text:p>5811</text:p>
          </table:table-cell>
          <table:table-cell office:value-type="string">
            <text:p>BLOQUE HORMIGON SPLIT 19X19X39 <text:s text:c="13"/>SB S20</text:p>
          </table:table-cell>
          <table:table-cell office:value-type="string">
            <text:p>17.4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776">
            <text:p>776</text:p>
          </table:table-cell>
          <table:table-cell office:value-type="string">
            <text:p>17.0776</text:p>
          </table:table-cell>
          <table:table-cell office:value-type="float" office:value="5">
            <text:p>5</text:p>
          </table:table-cell>
          <table:table-cell office:value-type="float" office:value="26640">
            <text:p>26640</text:p>
          </table:table-cell>
          <table:table-cell office:value-type="string">
            <text:p>BLOQUE HORMIGON SPLIT ENC 19X19X39 <text:s text:c="8"/>SB SU20</text:p>
          </table:table-cell>
          <table:table-cell office:value-type="string">
            <text:p>19.5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776">
            <text:p>776</text:p>
          </table:table-cell>
          <table:table-cell office:value-type="string">
            <text:p>17.0776</text:p>
          </table:table-cell>
          <table:table-cell office:value-type="float" office:value="6">
            <text:p>6</text:p>
          </table:table-cell>
          <table:table-cell office:value-type="float" office:value="5812">
            <text:p>5812</text:p>
          </table:table-cell>
          <table:table-cell office:value-type="string">
            <text:p>BLOQUE HORMIGON SPLIT ESQUINA 19X19X39 <text:s text:c="4"/>SB SE20</text:p>
          </table:table-cell>
          <table:table-cell office:value-type="string">
            <text:p>19.5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776">
            <text:p>776</text:p>
          </table:table-cell>
          <table:table-cell office:value-type="string">
            <text:p>17.0776</text:p>
          </table:table-cell>
          <table:table-cell office:value-type="float" office:value="7">
            <text:p>7</text:p>
          </table:table-cell>
          <table:table-cell office:value-type="float" office:value="11327">
            <text:p>11327</text:p>
          </table:table-cell>
          <table:table-cell office:value-type="string">
            <text:p>BLOQUE HORMIGON SPLIT MED ESQ 19X19X19 <text:s text:c="3"/>SB SEM20</text:p>
          </table:table-cell>
          <table:table-cell table:style-name="ce1" office:value-type="string">
            <text:p>11.0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776">
            <text:p>776</text:p>
          </table:table-cell>
          <table:table-cell office:value-type="string">
            <text:p>17.0776</text:p>
          </table:table-cell>
          <table:table-cell office:value-type="float" office:value="8">
            <text:p>8</text:p>
          </table:table-cell>
          <table:table-cell office:value-type="float" office:value="5943">
            <text:p>5943</text:p>
          </table:table-cell>
          <table:table-cell office:value-type="string">
            <text:p>BLOQUE HORMIGON SPLIT MEDIO 19X19X19 <text:s text:c="6"/>SB SM20</text:p>
          </table:table-cell>
          <table:table-cell table:style-name="ce1" office:value-type="string">
            <text:p>9.9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1395">
            <text:p>1395</text:p>
          </table:table-cell>
          <table:table-cell office:value-type="string">
            <text:p>17.139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BLOQUE HORMIGON STANDARD 19X19X39 <text:s text:c="11"/>SB 20</text:p>
          </table:table-cell>
          <table:table-cell table:style-name="ce1" office:value-type="string">
            <text:p>12.4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1395">
            <text:p>1395</text:p>
          </table:table-cell>
          <table:table-cell office:value-type="string">
            <text:p>17.139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BLOQUE HORMIGON STANDARD 1/2 19X19X19 <text:s text:c="6"/>SBM 20</text:p>
          </table:table-cell>
          <table:table-cell table:style-name="ce1" office:value-type="string">
            <text:p>7.9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1395">
            <text:p>1395</text:p>
          </table:table-cell>
          <table:table-cell office:value-type="string">
            <text:p>17.139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string">
            <text:p>BLOQUE HORMIGON STANDARD ENC 19X19X39 <text:s text:c="6"/>SBU 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1395">
            <text:p>1395</text:p>
          </table:table-cell>
          <table:table-cell office:value-type="string">
            <text:p>17.1395</text:p>
          </table:table-cell>
          <table:table-cell office:value-type="float" office:value="4">
            <text:p>4</text:p>
          </table:table-cell>
          <table:table-cell office:value-type="float" office:value="5945">
            <text:p>5945</text:p>
          </table:table-cell>
          <table:table-cell office:value-type="string">
            <text:p>BLOQUE HORMIGON STANDARD 10X19X39 <text:s text:c="11"/>SB 10</text:p>
          </table:table-cell>
          <table:table-cell table:style-name="ce1" office:value-type="string">
            <text:p>8.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1395">
            <text:p>1395</text:p>
          </table:table-cell>
          <table:table-cell office:value-type="string">
            <text:p>17.1395</text:p>
          </table:table-cell>
          <table:table-cell office:value-type="float" office:value="5">
            <text:p>5</text:p>
          </table:table-cell>
          <table:table-cell office:value-type="float" office:value="5946">
            <text:p>5946</text:p>
          </table:table-cell>
          <table:table-cell office:value-type="string">
            <text:p>BLOQUE HORMIGON STANDARD 14X19X39 <text:s text:c="11"/>SB 15</text:p>
          </table:table-cell>
          <table:table-cell table:style-name="ce1" office:value-type="string">
            <text:p>9.9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1395">
            <text:p>1395</text:p>
          </table:table-cell>
          <table:table-cell office:value-type="string">
            <text:p>17.1395</text:p>
          </table:table-cell>
          <table:table-cell office:value-type="float" office:value="6">
            <text:p>6</text:p>
          </table:table-cell>
          <table:table-cell office:value-type="float" office:value="11336">
            <text:p>11336</text:p>
          </table:table-cell>
          <table:table-cell office:value-type="string">
            <text:p>BLOQUE HORMIGON STANDARD 1/2 10X19X19 <text:s text:c="6"/>SBM 10</text:p>
          </table:table-cell>
          <table:table-cell table:style-name="ce1" office:value-type="string">
            <text:p>5.6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SHAP - BLOQUES HORMIGON <text:s text:c="6"/></text:p>
          </table:table-cell>
          <table:table-cell office:value-type="string">
            <text:p>SHAP</text:p>
          </table:table-cell>
          <table:table-cell office:value-type="float" office:value="17">
            <text:p>17</text:p>
          </table:table-cell>
          <table:table-cell office:value-type="float" office:value="1395">
            <text:p>1395</text:p>
          </table:table-cell>
          <table:table-cell office:value-type="string">
            <text:p>17.1395</text:p>
          </table:table-cell>
          <table:table-cell office:value-type="float" office:value="7">
            <text:p>7</text:p>
          </table:table-cell>
          <table:table-cell office:value-type="float" office:value="7856">
            <text:p>7856</text:p>
          </table:table-cell>
          <table:table-cell office:value-type="string">
            <text:p>BLOQUE HORMIGON STANDARD 1/2 14X19X19 <text:s text:c="6"/>SBM 15</text:p>
          </table:table-cell>
          <table:table-cell table:style-name="ce1" office:value-type="string">
            <text:p>6.5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PRETAN - BLOQUES HORMIGON <text:s text:c="4"/></text:p>
          </table:table-cell>
          <table:table-cell office:value-type="string">
            <text:p>PRETAN</text:p>
          </table:table-cell>
          <table:table-cell office:value-type="float" office:value="17">
            <text:p>17</text:p>
          </table:table-cell>
          <table:table-cell office:value-type="float" office:value="2306">
            <text:p>2306</text:p>
          </table:table-cell>
          <table:table-cell office:value-type="string">
            <text:p>17.2306</text:p>
          </table:table-cell>
          <table:table-cell office:value-type="float" office:value="1">
            <text:p>1</text:p>
          </table:table-cell>
          <table:table-cell office:value-type="float" office:value="8199">
            <text:p>8199</text:p>
          </table:table-cell>
          <table:table-cell office:value-type="string">
            <text:p>BLOQUE HORMIGON STANDARD ENC 14X19X19 <text:s text:c="7"/>PU15M</text:p>
          </table:table-cell>
          <table:table-cell table:style-name="ce1" office:value-type="string">
            <text:p>7.1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PRETAN - BLOQUES HORMIGON <text:s text:c="4"/></text:p>
          </table:table-cell>
          <table:table-cell office:value-type="string">
            <text:p>PRETAN</text:p>
          </table:table-cell>
          <table:table-cell office:value-type="float" office:value="17">
            <text:p>17</text:p>
          </table:table-cell>
          <table:table-cell office:value-type="float" office:value="2306">
            <text:p>2306</text:p>
          </table:table-cell>
          <table:table-cell office:value-type="string">
            <text:p>17.2306</text:p>
          </table:table-cell>
          <table:table-cell office:value-type="float" office:value="2">
            <text:p>2</text:p>
          </table:table-cell>
          <table:table-cell office:value-type="float" office:value="8275">
            <text:p>8275</text:p>
          </table:table-cell>
          <table:table-cell office:value-type="string">
            <text:p>BLOQUE HORMIGON STANDARD U 19X19X19 <text:s text:c="9"/>PU20M</text:p>
          </table:table-cell>
          <table:table-cell table:style-name="ce1" office:value-type="string">
            <text:p>8.5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1">
            <text:p>1</text:p>
          </table:table-cell>
          <table:table-cell office:value-type="float" office:value="11603">
            <text:p>11603</text:p>
          </table:table-cell>
          <table:table-cell office:value-type="string">
            <text:p>LADRILLO VIDRIO COLOR ONDUL SATINADO AZUL 19X19X8 </text:p>
          </table:table-cell>
          <table:table-cell office:value-type="string">
            <text:p>73.7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2">
            <text:p>2</text:p>
          </table:table-cell>
          <table:table-cell office:value-type="float" office:value="21614">
            <text:p>21614</text:p>
          </table:table-cell>
          <table:table-cell office:value-type="string">
            <text:p>LADRILLO VIDRIO COLOR ONDUL SATINADO NORDICA <text:s text:c="5"/></text:p>
          </table:table-cell>
          <table:table-cell office:value-type="string">
            <text:p>73.7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3">
            <text:p>3</text:p>
          </table:table-cell>
          <table:table-cell office:value-type="float" office:value="21615">
            <text:p>21615</text:p>
          </table:table-cell>
          <table:table-cell office:value-type="string">
            <text:p>LADRILLO VIDRIO COLOR ONDUL SATINADO ROSA 19X19X8 </text:p>
          </table:table-cell>
          <table:table-cell office:value-type="string">
            <text:p>73.7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4">
            <text:p>4</text:p>
          </table:table-cell>
          <table:table-cell office:value-type="float" office:value="21616">
            <text:p>21616</text:p>
          </table:table-cell>
          <table:table-cell office:value-type="string">
            <text:p>LADRILLO VIDRIO COLOR ONDUL SATINADO SIENA 19X19X8</text:p>
          </table:table-cell>
          <table:table-cell office:value-type="string">
            <text:p>73.7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5">
            <text:p>5</text:p>
          </table:table-cell>
          <table:table-cell office:value-type="float" office:value="21617">
            <text:p>21617</text:p>
          </table:table-cell>
          <table:table-cell office:value-type="string">
            <text:p>LADRILLO VIDRIO COLOR ONDUL SATINADO VERDE 19X19X8</text:p>
          </table:table-cell>
          <table:table-cell office:value-type="string">
            <text:p>72.4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6">
            <text:p>6</text:p>
          </table:table-cell>
          <table:table-cell office:value-type="float" office:value="11601">
            <text:p>11601</text:p>
          </table:table-cell>
          <table:table-cell office:value-type="string">
            <text:p>LADRILLO VIDRIO COLOR ONDUL TRANS AZUL 19X19X8 <text:s text:c="3"/></text:p>
          </table:table-cell>
          <table:table-cell office:value-type="string">
            <text:p>47.5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7">
            <text:p>7</text:p>
          </table:table-cell>
          <table:table-cell office:value-type="float" office:value="21610">
            <text:p>21610</text:p>
          </table:table-cell>
          <table:table-cell office:value-type="string">
            <text:p>LADRILLO VIDRIO COLOR ONDUL TRANS NORDICA 19X19X8 </text:p>
          </table:table-cell>
          <table:table-cell office:value-type="string">
            <text:p>47.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8">
            <text:p>8</text:p>
          </table:table-cell>
          <table:table-cell office:value-type="float" office:value="21611">
            <text:p>21611</text:p>
          </table:table-cell>
          <table:table-cell office:value-type="string">
            <text:p>LADRILLO VIDRIO COLOR ONDUL TRANS ROSA 19X19X8 <text:s text:c="3"/></text:p>
          </table:table-cell>
          <table:table-cell office:value-type="string">
            <text:p>46.4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9">
            <text:p>9</text:p>
          </table:table-cell>
          <table:table-cell office:value-type="float" office:value="21612">
            <text:p>21612</text:p>
          </table:table-cell>
          <table:table-cell office:value-type="string">
            <text:p>LADRILLO VIDRIO COLOR ONDUL TRANS SIENA 19X19X8 <text:s text:c="2"/></text:p>
          </table:table-cell>
          <table:table-cell office:value-type="string">
            <text:p>50.9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10">
            <text:p>10</text:p>
          </table:table-cell>
          <table:table-cell office:value-type="float" office:value="21613">
            <text:p>21613</text:p>
          </table:table-cell>
          <table:table-cell office:value-type="string">
            <text:p>LADRILLO VIDRIO COLOR ONDUL TRANS VERDE 19X19X8 <text:s text:c="2"/></text:p>
          </table:table-cell>
          <table:table-cell office:value-type="string">
            <text:p>45.4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11">
            <text:p>11</text:p>
          </table:table-cell>
          <table:table-cell office:value-type="float" office:value="9620">
            <text:p>9620</text:p>
          </table:table-cell>
          <table:table-cell office:value-type="string">
            <text:p>LADRILLO VIDRIO INCOLORO BURBUJA 19X19X8 <text:s text:c="9"/></text:p>
          </table:table-cell>
          <table:table-cell office:value-type="string">
            <text:p>32.6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13">
            <text:p>13</text:p>
          </table:table-cell>
          <table:table-cell office:value-type="float" office:value="9619">
            <text:p>9619</text:p>
          </table:table-cell>
          <table:table-cell office:value-type="string">
            <text:p>LADRILLO VIDRIO INCOLORO SIMIL SATINADO 19X19X8 <text:s text:c="2"/></text:p>
          </table:table-cell>
          <table:table-cell office:value-type="string">
            <text:p>41.5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14">
            <text:p>14</text:p>
          </table:table-cell>
          <table:table-cell office:value-type="float" office:value="21609">
            <text:p>21609</text:p>
          </table:table-cell>
          <table:table-cell office:value-type="string">
            <text:p>LADRILLO VIDRIO SATINADO BASTON CRUZADO 19X19X8 <text:s text:c="2"/></text:p>
          </table:table-cell>
          <table:table-cell office:value-type="string">
            <text:p>47.3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15">
            <text:p>15</text:p>
          </table:table-cell>
          <table:table-cell office:value-type="float" office:value="11592">
            <text:p>11592</text:p>
          </table:table-cell>
          <table:table-cell office:value-type="string">
            <text:p>LADRILLO VIDRIO SATINADO LISO 19X19X8 <text:s text:c="12"/></text:p>
          </table:table-cell>
          <table:table-cell office:value-type="string">
            <text:p>59.5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DI BAIA-LADRILLO DE VIDRIO <text:s text:c="3"/></text:p>
          </table:table-cell>
          <table:table-cell office:value-type="string">
            <text:p>DI BAIA</text:p>
          </table:table-cell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17.1679</text:p>
          </table:table-cell>
          <table:table-cell office:value-type="float" office:value="16">
            <text:p>16</text:p>
          </table:table-cell>
          <table:table-cell office:value-type="float" office:value="11590">
            <text:p>11590</text:p>
          </table:table-cell>
          <table:table-cell office:value-type="string">
            <text:p>LADRILLO VIDRIO SATINADO ONDULADO 19X19X8 <text:s text:c="8"/></text:p>
          </table:table-cell>
          <table:table-cell office:value-type="string">
            <text:p>61.8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VITROBLOCK-LADRILLO DE VIDRIO </text:p>
          </table:table-cell>
          <table:table-cell office:value-type="string">
            <text:p>VITROBLOCK</text:p>
          </table:table-cell>
          <table:table-cell office:value-type="float" office:value="17">
            <text:p>17</text:p>
          </table:table-cell>
          <table:table-cell office:value-type="float" office:value="2197">
            <text:p>2197</text:p>
          </table:table-cell>
          <table:table-cell office:value-type="string">
            <text:p>17.2197</text:p>
          </table:table-cell>
          <table:table-cell office:value-type="float" office:value="1">
            <text:p>1</text:p>
          </table:table-cell>
          <table:table-cell office:value-type="float" office:value="15620">
            <text:p>15620</text:p>
          </table:table-cell>
          <table:table-cell office:value-type="string">
            <text:p>LADRILLO VIDRIO DISTANCIADOR DE <text:s text:c="18"/></text:p>
          </table:table-cell>
          <table:table-cell table:style-name="ce1" office:value-type="string">
            <text:p>3.8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VITROBLOCK-LADRILLO DE VIDRIO </text:p>
          </table:table-cell>
          <table:table-cell office:value-type="string">
            <text:p>VITROBLOCK</text:p>
          </table:table-cell>
          <table:table-cell office:value-type="float" office:value="17">
            <text:p>17</text:p>
          </table:table-cell>
          <table:table-cell office:value-type="float" office:value="2197">
            <text:p>2197</text:p>
          </table:table-cell>
          <table:table-cell office:value-type="string">
            <text:p>17.2197</text:p>
          </table:table-cell>
          <table:table-cell office:value-type="float" office:value="2">
            <text:p>2</text:p>
          </table:table-cell>
          <table:table-cell office:value-type="float" office:value="16334">
            <text:p>16334</text:p>
          </table:table-cell>
          <table:table-cell office:value-type="string">
            <text:p>LADRILLO VIDRIO INCOLORO BASTON CRUZADO 19X19X8 <text:s text:c="2"/></text:p>
          </table:table-cell>
          <table:table-cell office:value-type="string">
            <text:p>29.8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VITROBLOCK-LADRILLO DE VIDRIO </text:p>
          </table:table-cell>
          <table:table-cell office:value-type="string">
            <text:p>VITROBLOCK</text:p>
          </table:table-cell>
          <table:table-cell office:value-type="float" office:value="17">
            <text:p>17</text:p>
          </table:table-cell>
          <table:table-cell office:value-type="float" office:value="2197">
            <text:p>2197</text:p>
          </table:table-cell>
          <table:table-cell office:value-type="string">
            <text:p>17.2197</text:p>
          </table:table-cell>
          <table:table-cell office:value-type="float" office:value="3">
            <text:p>3</text:p>
          </table:table-cell>
          <table:table-cell office:value-type="float" office:value="11588">
            <text:p>11588</text:p>
          </table:table-cell>
          <table:table-cell office:value-type="string">
            <text:p>LADRILLO VIDRIO INCOLORO LISO 19X19X8 <text:s text:c="12"/></text:p>
          </table:table-cell>
          <table:table-cell office:value-type="string">
            <text:p>32.89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VITROBLOCK-LADRILLO DE VIDRIO </text:p>
          </table:table-cell>
          <table:table-cell office:value-type="string">
            <text:p>VITROBLOCK</text:p>
          </table:table-cell>
          <table:table-cell office:value-type="float" office:value="17">
            <text:p>17</text:p>
          </table:table-cell>
          <table:table-cell office:value-type="float" office:value="2197">
            <text:p>2197</text:p>
          </table:table-cell>
          <table:table-cell office:value-type="string">
            <text:p>17.2197</text:p>
          </table:table-cell>
          <table:table-cell office:value-type="float" office:value="4">
            <text:p>4</text:p>
          </table:table-cell>
          <table:table-cell office:value-type="float" office:value="16333">
            <text:p>16333</text:p>
          </table:table-cell>
          <table:table-cell office:value-type="string">
            <text:p>LADRILLO VIDRIO INCOLORO ONDULADO CLEAR WAVY <text:s text:c="5"/></text:p>
          </table:table-cell>
          <table:table-cell office:value-type="string">
            <text:p>30.47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VELTRI <text:s text:c="3"/>-METAL DESPLEGADO <text:s text:c="2"/></text:p>
          </table:table-cell>
          <table:table-cell office:value-type="string">
            <text:p>VELTRI</text:p>
          </table:table-cell>
          <table:table-cell office:value-type="float" office:value="17">
            <text:p>17</text:p>
          </table:table-cell>
          <table:table-cell office:value-type="float" office:value="173">
            <text:p>173</text:p>
          </table:table-cell>
          <table:table-cell office:value-type="string">
            <text:p>17.0173</text:p>
          </table:table-cell>
          <table:table-cell office:value-type="float" office:value="1">
            <text:p>1</text:p>
          </table:table-cell>
          <table:table-cell office:value-type="float" office:value="2607">
            <text:p>2607</text:p>
          </table:table-cell>
          <table:table-cell office:value-type="string">
            <text:p>HOJA METAL DESPLEG MEDIAN-HOJA 0.75X2.00 <text:s text:c="9"/></text:p>
          </table:table-cell>
          <table:table-cell office:value-type="string">
            <text:p>15.1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VELTRI <text:s text:c="3"/>-METAL DESPLEGADO <text:s text:c="2"/></text:p>
          </table:table-cell>
          <table:table-cell office:value-type="string">
            <text:p>VELTRI</text:p>
          </table:table-cell>
          <table:table-cell office:value-type="float" office:value="17">
            <text:p>17</text:p>
          </table:table-cell>
          <table:table-cell office:value-type="float" office:value="173">
            <text:p>173</text:p>
          </table:table-cell>
          <table:table-cell office:value-type="string">
            <text:p>17.0173</text:p>
          </table:table-cell>
          <table:table-cell office:value-type="float" office:value="2">
            <text:p>2</text:p>
          </table:table-cell>
          <table:table-cell office:value-type="float" office:value="2608">
            <text:p>2608</text:p>
          </table:table-cell>
          <table:table-cell office:value-type="string">
            <text:p>HOJA METAL DESPLEG REFORZ-HOJA 0.80X2.00 <text:s text:c="9"/>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VELTRI <text:s text:c="3"/>-METAL DESPLEGADO <text:s text:c="2"/></text:p>
          </table:table-cell>
          <table:table-cell office:value-type="string">
            <text:p>VELTRI</text:p>
          </table:table-cell>
          <table:table-cell office:value-type="float" office:value="17">
            <text:p>17</text:p>
          </table:table-cell>
          <table:table-cell office:value-type="float" office:value="173">
            <text:p>173</text:p>
          </table:table-cell>
          <table:table-cell office:value-type="string">
            <text:p>17.0173</text:p>
          </table:table-cell>
          <table:table-cell office:value-type="float" office:value="3">
            <text:p>3</text:p>
          </table:table-cell>
          <table:table-cell office:value-type="float" office:value="8374">
            <text:p>8374</text:p>
          </table:table-cell>
          <table:table-cell office:value-type="string">
            <text:p>GUARDACANTO P/YESO - TIRA 2 MTS <text:s text:c="18"/></text:p>
          </table:table-cell>
          <table:table-cell table:style-name="ce1" office:value-type="string">
            <text:p>9.28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EUROMAGLIA - MALLAS PLASTICAS </text:p>
          </table:table-cell>
          <table:table-cell office:value-type="string">
            <text:p>EUROMAGLIA</text:p>
          </table:table-cell>
          <table:table-cell office:value-type="float" office:value="17">
            <text:p>17</text:p>
          </table:table-cell>
          <table:table-cell office:value-type="float" office:value="2202">
            <text:p>2202</text:p>
          </table:table-cell>
          <table:table-cell office:value-type="string">
            <text:p>17.2202</text:p>
          </table:table-cell>
          <table:table-cell office:value-type="float" office:value="1">
            <text:p>1</text:p>
          </table:table-cell>
          <table:table-cell office:value-type="float" office:value="25019">
            <text:p>25019</text:p>
          </table:table-cell>
          <table:table-cell office:value-type="string">
            <text:p>MALLA PLASTICA ANTIFISURA P/REV FINO (R 1X50 MTS) </text:p>
          </table:table-cell>
          <table:table-cell office:value-type="string">
            <text:p>844.44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EUROMAGLIA - MALLAS PLASTICAS </text:p>
          </table:table-cell>
          <table:table-cell office:value-type="string">
            <text:p>EUROMAGLIA</text:p>
          </table:table-cell>
          <table:table-cell office:value-type="float" office:value="17">
            <text:p>17</text:p>
          </table:table-cell>
          <table:table-cell office:value-type="float" office:value="2202">
            <text:p>2202</text:p>
          </table:table-cell>
          <table:table-cell office:value-type="string">
            <text:p>17.2202</text:p>
          </table:table-cell>
          <table:table-cell office:value-type="float" office:value="2">
            <text:p>2</text:p>
          </table:table-cell>
          <table:table-cell office:value-type="float" office:value="25021">
            <text:p>25021</text:p>
          </table:table-cell>
          <table:table-cell office:value-type="string">
            <text:p>MALLA PLASTICA ANTIFISURA P/REV GRUESO (R 1X50 MTS</text:p>
          </table:table-cell>
          <table:table-cell office:value-type="string">
            <text:p>886.72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ES GRUESOS <text:s text:c="11"/></text:p>
          </table:table-cell>
          <table:table-cell office:value-type="string">
            <text:p>EUROMAGLIA - MALLAS PLASTICAS </text:p>
          </table:table-cell>
          <table:table-cell office:value-type="string">
            <text:p>EUROMAGLIA</text:p>
          </table:table-cell>
          <table:table-cell office:value-type="float" office:value="17">
            <text:p>17</text:p>
          </table:table-cell>
          <table:table-cell office:value-type="float" office:value="2202">
            <text:p>2202</text:p>
          </table:table-cell>
          <table:table-cell office:value-type="string">
            <text:p>17.2202</text:p>
          </table:table-cell>
          <table:table-cell office:value-type="float" office:value="3">
            <text:p>3</text:p>
          </table:table-cell>
          <table:table-cell office:value-type="float" office:value="25022">
            <text:p>25022</text:p>
          </table:table-cell>
          <table:table-cell office:value-type="string">
            <text:p>MALLA PLASTICA P/SOPORTE DE MEMBR 12X12 CM (2X50 M</text:p>
          </table:table-cell>
          <table:table-cell office:value-type="string">
            <text:p>131.76</text:p>
          </table:table-cell>
          <table:table-cell office:value-type="float" office:value="1">
            <text:p>1</text:p>
          </table:table-cell>
          <table:table-cell office:value-type="string">
            <text:p>UNI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29T16:08:47</dc:date>
    <dc:creator>Diego Wald</dc:creator>
    <meta:document-statistic meta:table-count="1" meta:cell-count="2377" meta:object-count="0"/>
  </office:meta>
</office:document-meta>
</file>